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666666" draw:fill="none" draw:fill-color="#ffffff" loext:fill-use-slide-background="false" draw:textarea-horizontal-align="left" draw:auto-grow-height="true" draw:auto-grow-width="false" fo:min-height="1.385cm" fo:min-width="0cm" loext:decorative="false"/>
      <style:paragraph-properties style:writing-mode="lr-tb"/>
    </style:style>
    <style:style style:name="gr2" style:family="graphic" style:parent-style-name="standard">
      <style:graphic-properties draw:stroke="solid" svg:stroke-color="#666666" draw:fill="none" draw:fill-color="#ffffff" loext:fill-use-slide-background="false" draw:textarea-horizontal-align="left" draw:auto-grow-height="true" draw:auto-grow-width="false" fo:min-height="1.765cm" fo:min-width="0cm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left" draw:auto-grow-height="true" draw:auto-grow-width="false" fo:min-height="2.353cm" fo:min-width="0cm" loext:decorative="false"/>
      <style:paragraph-properties style:writing-mode="lr-tb"/>
    </style:style>
    <style:style style:name="gr4" style:family="graphic" style:parent-style-name="standard">
      <style:graphic-properties draw:stroke="solid" svg:stroke-color="#666666" draw:fill="none" draw:fill-color="#ffffff" loext:fill-use-slide-background="false" draw:textarea-horizontal-align="left" draw:auto-grow-height="true" draw:auto-grow-width="false" fo:min-height="1.337cm" fo:min-width="0cm" loext:decorative="false"/>
      <style:paragraph-properties style:writing-mode="lr-tb"/>
    </style:style>
    <style:style style:name="gr5" style:family="graphic" style:parent-style-name="standard">
      <style:graphic-properties svg:stroke-color="#666666" draw:fill="none" draw:fill-color="#ffffff" loext:fill-use-slide-background="false" draw:textarea-vertical-align="middle" draw:auto-grow-height="false" fo:min-height="1.022cm" fo:min-width="4.149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666666" draw:marker-start="Arrow_20_short" draw:marker-start-width="0.406cm" draw:marker-end="Arrow_20_short" draw:marker-end-width="0.406cm" draw:fill="none" draw:fill-color="#ffffff" loext:fill-use-slide-background="false" draw:textarea-vertical-align="middle" loext:decorative="false"/>
    </style:style>
    <style:style style:name="gr7" style:family="graphic" style:parent-style-name="standard">
      <style:graphic-properties svg:stroke-color="#666666" draw:fill="none" draw:fill-color="#ffffff" loext:fill-use-slide-background="false" draw:textarea-horizontal-align="left" draw:textarea-vertical-align="middle" draw:auto-grow-height="true" fo:min-height="0cm" fo:min-width="0cm" loext:decorative="false"/>
    </style:style>
    <style:style style:name="gr8" style:family="graphic" style:parent-style-name="standard">
      <style:graphic-properties draw:stroke="none" svg:stroke-color="#666666" draw:fill="none" draw:fill-color="#ffffff" loext:fill-use-slide-background="false" draw:textarea-horizontal-align="left" draw:auto-grow-height="true" draw:auto-grow-width="false" fo:min-height="0.702cm" fo:min-width="0cm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left" draw:auto-grow-height="true" draw:auto-grow-width="false" fo:min-height="1.337cm" fo:min-width="0cm" loext:decorative="false"/>
      <style:paragraph-properties style:writing-mode="lr-tb"/>
    </style:style>
    <style:style style:name="gr10" style:family="graphic" style:parent-style-name="standard">
      <style:graphic-properties svg:stroke-color="#666666" draw:marker-start="Arrow_20_short" draw:marker-start-width="0.406cm" draw:marker-end="" draw:marker-end-width="0.406cm" draw:fill="none" draw:fill-color="#ffffff" loext:fill-use-slide-background="false" draw:textarea-vertical-align="middle" loext:decorative="false"/>
    </style:style>
    <style:style style:name="gr11" style:family="graphic" style:parent-style-name="standard">
      <style:graphic-properties svg:stroke-color="#666666" draw:fill="none" draw:fill-color="#ffffff" loext:fill-use-slide-background="false" loext:decorative="false"/>
    </style:style>
    <style:style style:name="gr12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left" draw:auto-grow-height="true" draw:auto-grow-width="false" fo:min-height="1.177cm" fo:min-width="0cm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left" draw:auto-grow-height="true" draw:auto-grow-width="false" fo:min-height="1.177cm" fo:min-width="0cm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left" draw:auto-grow-height="true" draw:auto-grow-width="false" fo:min-height="1.765cm" fo:min-width="0cm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left" draw:auto-grow-height="true" draw:auto-grow-width="false" fo:min-height="1.177cm" fo:min-width="0cm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left" draw:auto-grow-height="true" draw:auto-grow-width="false" fo:min-height="1.098cm" fo:min-width="0cm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left" draw:auto-grow-height="true" draw:auto-grow-width="false" fo:min-height="2.353cm" fo:min-width="0cm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left" draw:auto-grow-height="true" draw:auto-grow-width="false" fo:min-height="0.663cm" fo:min-width="0cm" loext:decorative="false"/>
      <style:paragraph-properties style:writing-mode="lr-tb"/>
    </style:style>
    <style:style style:name="gr19" style:family="graphic" style:parent-style-name="standard">
      <style:graphic-properties svg:stroke-color="#666666" draw:marker-start="" draw:marker-start-width="0.406cm" draw:marker-end="" draw:marker-end-width="0.406cm" draw:fill="none" draw:fill-color="#ffffff" loext:fill-use-slide-background="false" draw:textarea-vertical-align="middle" loext:decorative="false"/>
    </style:style>
    <style:style style:name="gr20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center" draw:auto-grow-height="true" draw:auto-grow-width="false" fo:min-height="0.642cm" fo:min-width="0cm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center" draw:auto-grow-height="true" draw:auto-grow-width="false" fo:min-height="1.177cm" fo:min-width="0cm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center" draw:auto-grow-height="true" draw:auto-grow-width="false" fo:min-height="0.663cm" fo:min-width="0cm" loext:decorative="false"/>
      <style:paragraph-properties style:writing-mode="lr-tb"/>
    </style:style>
    <style:style style:name="gr23" style:family="graphic" style:parent-style-name="objectwithoutfill">
      <style:graphic-properties svg:stroke-color="#666666" draw:marker-end="Arrowheads_20_1" draw:marker-end-width="0.3cm" draw:fill="none" draw:fill-color="#ffffff" loext:fill-use-slide-background="false" loext:decorative="false"/>
    </style:style>
    <style:style style:name="gr24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center" draw:auto-grow-height="true" draw:auto-grow-width="false" fo:min-height="1.177cm" fo:min-width="0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666666" draw:fill="none" draw:fill-color="#ffffff" loext:fill-use-slide-background="false" draw:textarea-horizontal-align="left" draw:auto-grow-height="true" draw:auto-grow-width="false" fo:min-height="1.22cm" fo:min-width="0cm" loext:decorative="false"/>
      <style:paragraph-properties style:writing-mode="lr-tb"/>
    </style:style>
    <style:style style:name="gr26" style:family="graphic" style:parent-style-name="standard">
      <style:graphic-properties draw:stroke="solid" svg:stroke-color="#666666" draw:fill="none" draw:fill-color="#ffffff" loext:fill-use-slide-background="false" draw:textarea-horizontal-align="left" draw:auto-grow-height="true" draw:auto-grow-width="false" fo:min-height="4.705cm" fo:min-width="0cm" loext:decorative="false"/>
      <style:paragraph-properties style:writing-mode="lr-tb"/>
    </style:style>
    <style:style style:name="gr27" style:family="graphic" style:parent-style-name="standard">
      <style:graphic-properties draw:stroke="none" svg:stroke-color="#666666" draw:fill="none" draw:fill-color="#ffffff" loext:fill-use-slide-background="false" draw:textarea-horizontal-align="left" draw:auto-grow-height="true" draw:auto-grow-width="false" fo:min-height="2.845cm" fo:min-width="0cm" loext:decorative="false"/>
      <style:paragraph-properties style:writing-mode="lr-tb"/>
    </style:style>
    <style:style style:name="gr28" style:family="graphic" style:parent-style-name="standard">
      <style:graphic-properties draw:stroke="solid" svg:stroke-color="#666666" draw:fill="none" draw:fill-color="#ffffff" loext:fill-use-slide-background="false" draw:textarea-horizontal-align="left" draw:auto-grow-height="true" draw:auto-grow-width="false" fo:min-height="2.508cm" fo:min-width="0cm" loext:decorative="false"/>
      <style:paragraph-properties style:writing-mode="lr-tb"/>
    </style:style>
    <style:style style:name="gr29" style:family="graphic" style:parent-style-name="standard">
      <style:graphic-properties draw:stroke="none" svg:stroke-color="#666666" draw:fill="none" draw:fill-color="#ffffff" loext:fill-use-slide-background="false" draw:textarea-horizontal-align="left" draw:auto-grow-height="true" draw:auto-grow-width="false" fo:min-height="0.542cm" fo:min-width="0cm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left" draw:auto-grow-height="true" draw:auto-grow-width="false" fo:min-height="1.337cm" fo:min-width="0cm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left" draw:auto-grow-height="true" draw:auto-grow-width="false" fo:min-height="1.177cm" fo:min-width="0cm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left" draw:auto-grow-height="true" draw:auto-grow-width="false" fo:min-height="1.177cm" fo:min-width="0cm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left" draw:auto-grow-height="true" draw:auto-grow-width="false" fo:min-height="0.781cm" fo:min-width="0cm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left" draw:auto-grow-height="true" draw:auto-grow-width="false" fo:min-height="2.353cm" fo:min-width="0cm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left" draw:auto-grow-height="true" draw:auto-grow-width="false" fo:min-height="0.663cm" fo:min-width="0cm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center" draw:auto-grow-height="true" draw:auto-grow-width="false" fo:min-height="0.642cm" fo:min-width="0cm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center" draw:auto-grow-height="true" draw:auto-grow-width="false" fo:min-height="0.663cm" fo:min-width="0cm" loext:decorative="false"/>
      <style:paragraph-properties style:writing-mode="lr-tb"/>
    </style:style>
    <style:style style:name="gr38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center" draw:auto-grow-height="true" draw:auto-grow-width="false" fo:min-height="1.177cm" fo:min-width="0cm" loext:decorative="false"/>
      <style:paragraph-properties style:writing-mode="lr-tb"/>
    </style:style>
    <style:style style:name="gr39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center" draw:auto-grow-height="true" draw:auto-grow-width="false" fo:min-height="1.972cm" fo:min-width="0cm" loext:decorative="false"/>
      <style:paragraph-properties style:writing-mode="lr-tb"/>
    </style:style>
    <style:style style:name="gr40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left" draw:auto-grow-height="true" draw:auto-grow-width="false" fo:min-height="1.765cm" fo:min-width="0cm" loext:decorative="false"/>
      <style:paragraph-properties style:writing-mode="lr-tb"/>
    </style:style>
    <style:style style:name="gr41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left" draw:auto-grow-height="true" draw:auto-grow-width="false" fo:min-height="0.589cm" fo:min-width="0cm" loext:decorative="false"/>
      <style:paragraph-properties style:writing-mode="lr-tb"/>
    </style:style>
    <style:style style:name="gr42" style:family="graphic" style:parent-style-name="standard">
      <style:graphic-properties svg:stroke-color="#666666" draw:marker-end="Arrow_20_short" draw:marker-end-width="0.305cm" draw:fill="none" draw:fill-color="#ffffff" loext:fill-use-slide-background="false" loext:decorative="false"/>
      <style:paragraph-properties style:writing-mode="lr-tb"/>
    </style:style>
    <style:style style:name="gr43" style:family="graphic" style:parent-style-name="standard">
      <style:graphic-properties svg:stroke-color="#666666" draw:marker-end="Arrow_20_short" draw:marker-end-width="0.406cm" draw:fill="none" draw:fill-color="#ffffff" loext:fill-use-slide-background="false" loext:decorative="false"/>
    </style:style>
    <style:style style:name="gr44" style:family="graphic" style:parent-style-name="standard">
      <style:graphic-properties svg:stroke-color="#666666" draw:marker-end="Arrow_20_short" draw:marker-end-width="0.406cm" draw:fill="none" draw:fill-color="#ffffff" loext:fill-use-slide-background="false" loext:decorative="false"/>
      <style:paragraph-properties style:writing-mode="lr-tb"/>
    </style:style>
    <style:style style:name="gr45" style:family="graphic" style:parent-style-name="objectwithoutfill">
      <style:graphic-properties svg:stroke-color="#666666" draw:marker-end="Arrowheads_20_2" draw:marker-end-width="0.3cm" draw:fill="none" draw:fill-color="#ffffff" loext:fill-use-slide-background="false" loext:decorative="false"/>
    </style:style>
    <style:style style:name="gr46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center" draw:auto-grow-height="true" draw:auto-grow-width="false" fo:min-height="1.02cm" fo:min-width="0cm" loext:decorative="false"/>
      <style:paragraph-properties style:writing-mode="lr-tb"/>
    </style:style>
    <style:style style:name="gr47" style:family="graphic" style:parent-style-name="objectwithoutfill">
      <style:graphic-properties svg:stroke-color="#666666" draw:marker-end="Arrowheads_20_3" draw:marker-end-width="0.3cm" draw:fill="none" draw:fill-color="#ffffff" loext:fill-use-slide-background="false" loext:decorative="false"/>
    </style:style>
    <style:style style:name="gr48" style:family="graphic" style:parent-style-name="objectwithoutfill">
      <style:graphic-properties svg:stroke-color="#666666" draw:marker-end="Arrowheads_20_4" draw:marker-end-width="0.3cm" draw:fill="none" draw:fill-color="#ffffff" loext:fill-use-slide-background="false" loext:decorative="false"/>
    </style:style>
    <style:style style:name="gr49" style:family="graphic" style:parent-style-name="objectwithoutfill">
      <style:graphic-properties svg:stroke-color="#666666" draw:marker-end="Arrowheads_20_5" draw:marker-end-width="0.3cm" draw:fill="none" draw:fill-color="#ffffff" loext:fill-use-slide-background="false" loext:decorative="false"/>
    </style:style>
    <style:style style:name="gr50" style:family="graphic" style:parent-style-name="objectwithoutfill">
      <style:graphic-properties svg:stroke-color="#666666" draw:marker-start="Arrowheads_20_6" draw:marker-start-width="0.3cm" draw:marker-end="Arrowheads_20_7" draw:marker-end-width="0.3cm" draw:fill="none" draw:fill-color="#ffffff" loext:fill-use-slide-background="false" loext:decorative="false"/>
    </style:style>
    <style:style style:name="gr51" style:family="graphic" style:parent-style-name="standard" style:list-style-name="L1">
      <style:graphic-properties draw:stroke="none" svg:stroke-color="#666666" draw:fill="none" draw:fill-color="#ffffff" loext:fill-use-slide-background="false" draw:textarea-horizontal-align="left" draw:auto-grow-height="true" draw:auto-grow-width="false" fo:min-height="1.854cm" fo:min-width="0cm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svg:stroke-color="#666666" draw:fill="none" draw:fill-color="#ffffff" loext:fill-use-slide-background="false" draw:textarea-horizontal-align="left" draw:auto-grow-height="true" draw:auto-grow-width="true" fo:min-height="0cm" fo:min-width="0cm" loext:decorative="false"/>
      <style:paragraph-properties style:writing-mode="lr-tb"/>
    </style:style>
    <style:style style:name="gr53" style:family="graphic" style:parent-style-name="standard">
      <style:graphic-properties draw:stroke="solid" svg:stroke-color="#666666" draw:fill="none" draw:fill-color="#ffffff" loext:fill-use-slide-background="false" draw:textarea-horizontal-align="left" draw:auto-grow-height="true" draw:auto-grow-width="false" fo:min-height="1.765cm" fo:min-width="0cm" loext:decorative="false"/>
      <style:paragraph-properties style:writing-mode="lr-tb"/>
    </style:style>
    <style:style style:name="gr54" style:family="graphic" style:parent-style-name="standard">
      <style:graphic-properties draw:stroke="solid" svg:stroke-color="#666666" draw:fill="none" draw:fill-color="#ffffff" loext:fill-use-slide-background="false" draw:textarea-horizontal-align="left" draw:auto-grow-height="true" draw:auto-grow-width="false" fo:min-height="2.508cm" fo:min-width="0cm" loext:decorative="false"/>
      <style:paragraph-properties style:writing-mode="lr-tb"/>
    </style:style>
    <style:style style:name="gr55" style:family="graphic" style:parent-style-name="standard">
      <style:graphic-properties draw:stroke="solid" svg:stroke-color="#666666" draw:fill="none" draw:fill-color="#ffffff" loext:fill-use-slide-background="false" draw:textarea-horizontal-align="left" draw:auto-grow-height="true" draw:auto-grow-width="false" fo:min-height="1.337cm" fo:min-width="0cm" loext:decorative="false"/>
      <style:paragraph-properties style:writing-mode="lr-tb"/>
    </style:style>
    <style:style style:name="gr56" style:family="graphic" style:parent-style-name="standard">
      <style:graphic-properties svg:stroke-color="#666666" draw:fill="none" loext:fill-use-slide-background="false" draw:textarea-vertical-align="middle" draw:auto-grow-height="false" fo:min-height="1.022cm" fo:min-width="4.149cm" style:writing-mode="lr-tb" loext:decorative="false"/>
      <style:paragraph-properties style:writing-mode="lr-tb"/>
    </style:style>
    <style:style style:name="gr57" style:family="graphic" style:parent-style-name="standard">
      <style:graphic-properties svg:stroke-color="#666666" draw:fill="none" draw:fill-color="#ffffff" loext:fill-use-slide-background="false" draw:textarea-horizontal-align="left" draw:textarea-vertical-align="middle" draw:auto-grow-height="true" fo:min-height="0cm" fo:min-width="0cm" loext:decorative="false"/>
    </style:style>
    <style:style style:name="gr58" style:family="graphic" style:parent-style-name="standard">
      <style:graphic-properties draw:stroke="none" svg:stroke-color="#666666" draw:fill="none" draw:fill-color="#ffffff" loext:fill-use-slide-background="false" draw:textarea-horizontal-align="left" draw:auto-grow-height="true" draw:auto-grow-width="false" fo:min-height="0.702cm" fo:min-width="0cm" loext:decorative="false"/>
      <style:paragraph-properties style:writing-mode="lr-tb"/>
    </style:style>
    <style:style style:name="gr59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left" draw:auto-grow-height="true" draw:auto-grow-width="false" fo:min-height="1.337cm" fo:min-width="0cm" loext:decorative="false"/>
      <style:paragraph-properties style:writing-mode="lr-tb"/>
    </style:style>
    <style:style style:name="gr60" style:family="graphic" style:parent-style-name="standard">
      <style:graphic-properties svg:stroke-color="#666666" draw:fill="none" loext:fill-use-slide-background="false" loext:decorative="false"/>
    </style:style>
    <style:style style:name="gr61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left" draw:auto-grow-height="true" draw:auto-grow-width="false" fo:min-height="1.177cm" fo:min-width="0cm" loext:decorative="false"/>
      <style:paragraph-properties style:writing-mode="lr-tb"/>
    </style:style>
    <style:style style:name="gr62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left" draw:auto-grow-height="true" draw:auto-grow-width="false" fo:min-height="1.177cm" fo:min-width="0cm" loext:decorative="false"/>
      <style:paragraph-properties style:writing-mode="lr-tb"/>
    </style:style>
    <style:style style:name="gr63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left" draw:auto-grow-height="true" draw:auto-grow-width="false" fo:min-height="0.781cm" fo:min-width="0cm" loext:decorative="false"/>
      <style:paragraph-properties style:writing-mode="lr-tb"/>
    </style:style>
    <style:style style:name="gr64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left" draw:auto-grow-height="true" draw:auto-grow-width="false" fo:min-height="2.353cm" fo:min-width="0cm" loext:decorative="false"/>
      <style:paragraph-properties style:writing-mode="lr-tb"/>
    </style:style>
    <style:style style:name="gr65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left" draw:auto-grow-height="true" draw:auto-grow-width="false" fo:min-height="0.663cm" fo:min-width="0cm" loext:decorative="false"/>
      <style:paragraph-properties style:writing-mode="lr-tb"/>
    </style:style>
    <style:style style:name="gr66" style:family="graphic" style:parent-style-name="standard">
      <style:graphic-properties svg:stroke-color="#666666" draw:marker-start="" draw:marker-start-width="0.406cm" draw:marker-end="" draw:marker-end-width="0.406cm" draw:fill="none" loext:fill-use-slide-background="false" draw:textarea-vertical-align="middle" loext:decorative="false"/>
    </style:style>
    <style:style style:name="gr67" style:family="graphic" style:parent-style-name="standard">
      <style:graphic-properties svg:stroke-color="#666666" draw:marker-start="Arrow_20_short" draw:marker-start-width="0.406cm" draw:marker-end="" draw:marker-end-width="0.406cm" draw:fill="none" loext:fill-use-slide-background="false" draw:textarea-vertical-align="middle" loext:decorative="false"/>
    </style:style>
    <style:style style:name="gr68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center" draw:auto-grow-height="true" draw:auto-grow-width="false" fo:min-height="0.642cm" fo:min-width="0cm" loext:decorative="false"/>
      <style:paragraph-properties style:writing-mode="lr-tb"/>
    </style:style>
    <style:style style:name="gr69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center" draw:auto-grow-height="true" draw:auto-grow-width="false" fo:min-height="0.663cm" fo:min-width="0cm" loext:decorative="false"/>
      <style:paragraph-properties style:writing-mode="lr-tb"/>
    </style:style>
    <style:style style:name="gr70" style:family="graphic" style:parent-style-name="objectwithoutfill">
      <style:graphic-properties svg:stroke-color="#666666" draw:marker-end="Arrowheads_20_1" draw:marker-end-width="0.3cm" draw:fill="none" loext:fill-use-slide-background="false" loext:decorative="false"/>
    </style:style>
    <style:style style:name="gr71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center" draw:auto-grow-height="true" draw:auto-grow-width="false" fo:min-height="1.177cm" fo:min-width="0cm" loext:decorative="false"/>
      <style:paragraph-properties style:writing-mode="lr-tb"/>
    </style:style>
    <style:style style:name="gr72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center" draw:auto-grow-height="true" draw:auto-grow-width="false" fo:min-height="1.972cm" fo:min-width="0cm" loext:decorative="false"/>
      <style:paragraph-properties style:writing-mode="lr-tb"/>
    </style:style>
    <style:style style:name="gr73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left" draw:auto-grow-height="true" draw:auto-grow-width="false" fo:min-height="1.765cm" fo:min-width="0cm" loext:decorative="false"/>
      <style:paragraph-properties style:writing-mode="lr-tb"/>
    </style:style>
    <style:style style:name="gr74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left" draw:auto-grow-height="true" draw:auto-grow-width="false" fo:min-height="0.589cm" fo:min-width="0cm" loext:decorative="false"/>
      <style:paragraph-properties style:writing-mode="lr-tb"/>
    </style:style>
    <style:style style:name="gr75" style:family="graphic" style:parent-style-name="standard">
      <style:graphic-properties draw:stroke="solid" svg:stroke-color="#666666" draw:fill="none" draw:fill-color="#ffffff" loext:fill-use-slide-background="false" draw:textarea-horizontal-align="left" draw:auto-grow-height="true" draw:auto-grow-width="false" fo:min-height="4.466cm" fo:min-width="0cm" loext:decorative="false"/>
      <style:paragraph-properties style:writing-mode="lr-tb"/>
    </style:style>
    <style:style style:name="gr76" style:family="graphic" style:parent-style-name="standard">
      <style:graphic-properties svg:stroke-color="#666666" draw:marker-end="Arrow_20_short" draw:marker-end-width="0.305cm" draw:fill="none" loext:fill-use-slide-background="false" loext:decorative="false"/>
      <style:paragraph-properties style:writing-mode="lr-tb"/>
    </style:style>
    <style:style style:name="gr77" style:family="graphic" style:parent-style-name="standard">
      <style:graphic-properties svg:stroke-color="#666666" draw:marker-end="Arrow_20_short" draw:marker-end-width="0.406cm" draw:fill="none" loext:fill-use-slide-background="false" loext:decorative="false"/>
    </style:style>
    <style:style style:name="gr78" style:family="graphic" style:parent-style-name="standard">
      <style:graphic-properties svg:stroke-color="#666666" draw:marker-end="Arrow_20_short" draw:marker-end-width="0.406cm" draw:fill="none" loext:fill-use-slide-background="false" loext:decorative="false"/>
      <style:paragraph-properties style:writing-mode="lr-tb"/>
    </style:style>
    <style:style style:name="gr79" style:family="graphic" style:parent-style-name="objectwithoutfill">
      <style:graphic-properties svg:stroke-color="#666666" draw:marker-end="Arrowheads_20_2" draw:marker-end-width="0.3cm" draw:fill="none" loext:fill-use-slide-background="false" loext:decorative="false"/>
    </style:style>
    <style:style style:name="gr80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center" draw:auto-grow-height="true" draw:auto-grow-width="false" fo:min-height="1.177cm" fo:min-width="0cm" loext:decorative="false"/>
      <style:paragraph-properties style:writing-mode="lr-tb"/>
    </style:style>
    <style:style style:name="gr81" style:family="graphic" style:parent-style-name="objectwithoutfill">
      <style:graphic-properties svg:stroke-color="#666666" draw:marker-end="Arrowheads_20_3" draw:marker-end-width="0.3cm" draw:fill="none" loext:fill-use-slide-background="false" loext:decorative="false"/>
    </style:style>
    <style:style style:name="gr82" style:family="graphic" style:parent-style-name="objectwithoutfill">
      <style:graphic-properties svg:stroke-color="#666666" draw:marker-end="Arrowheads_20_4" draw:marker-end-width="0.3cm" draw:fill="none" loext:fill-use-slide-background="false" loext:decorative="false"/>
    </style:style>
    <style:style style:name="gr83" style:family="graphic" style:parent-style-name="objectwithoutfill">
      <style:graphic-properties svg:stroke-color="#666666" draw:marker-end="Arrowheads_20_5" draw:marker-end-width="0.3cm" draw:fill="none" loext:fill-use-slide-background="false" loext:decorative="false"/>
    </style:style>
    <style:style style:name="gr84" style:family="graphic" style:parent-style-name="objectwithoutfill">
      <style:graphic-properties svg:stroke-color="#666666" draw:marker-start="Arrowheads_20_6" draw:marker-start-width="0.3cm" draw:marker-end="Arrowheads_20_7" draw:marker-end-width="0.3cm" draw:fill="none" loext:fill-use-slide-background="false" loext:decorative="false"/>
    </style:style>
    <style:style style:name="gr85" style:family="graphic" style:parent-style-name="standard">
      <style:graphic-properties draw:stroke="solid" svg:stroke-color="#666666" draw:fill="none" draw:fill-color="#ffffff" loext:fill-use-slide-background="false" draw:textarea-horizontal-align="left" draw:textarea-vertical-align="top" draw:auto-grow-height="true" draw:auto-grow-width="false" fo:min-height="3.242cm" fo:min-width="0cm" loext:decorative="false"/>
      <style:paragraph-properties style:writing-mode="lr-tb"/>
    </style:style>
    <style:style style:name="gr86" style:family="graphic" style:parent-style-name="standard">
      <style:graphic-properties svg:stroke-color="#666666" draw:marker-start="Arrow_20_short" draw:marker-start-width="0.305cm" draw:marker-end="Arrow_20_short" draw:marker-end-width="0.305cm" draw:fill="none" loext:fill-use-slide-background="false" loext:decorative="false"/>
    </style:style>
    <style:style style:name="gr87" style:family="graphic" style:parent-style-name="standard">
      <style:graphic-properties svg:stroke-color="#666666" draw:marker-start="Arrow_20_short" draw:marker-start-width="0.305cm" draw:marker-end="" draw:marker-end-width="0.305cm" draw:fill="none" loext:fill-use-slide-background="false" loext:decorative="false"/>
    </style:style>
    <style:style style:name="gr88" style:family="graphic" style:parent-style-name="standard">
      <style:graphic-properties draw:stroke="none" svg:stroke-color="#666666" draw:fill="none" draw:fill-color="#ffffff" loext:fill-use-slide-background="false" draw:textarea-horizontal-align="left" draw:auto-grow-height="true" draw:auto-grow-width="false" fo:min-height="2.845cm" fo:min-width="0cm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svg:stroke-color="#666666" draw:fill="none" draw:fill-color="#ffffff" loext:fill-use-slide-background="false" draw:textarea-horizontal-align="left" draw:auto-grow-height="true" draw:auto-grow-width="true" fo:min-height="0cm" fo:min-width="0cm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svg:stroke-color="#666666" draw:fill="none" draw:fill-color="#ffffff" loext:fill-use-slide-background="false" draw:textarea-horizontal-align="left" draw:auto-grow-height="true" draw:auto-grow-width="false" fo:min-height="1.22cm" fo:min-width="0cm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svg:stroke-color="#666666" draw:fill="none" draw:fill-color="#ffffff" loext:fill-use-slide-background="false" draw:textarea-horizontal-align="left" draw:auto-grow-height="true" draw:auto-grow-width="false" fo:min-height="1.22cm" fo:min-width="0cm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svg:stroke-color="#666666" draw:fill="none" draw:fill-color="#ffffff" loext:fill-use-slide-background="false" draw:textarea-horizontal-align="left" draw:auto-grow-height="true" draw:auto-grow-width="false" fo:min-height="0.585cm" fo:min-width="0cm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svg:stroke-color="#666666" draw:fill="none" draw:fill-color="#ffffff" loext:fill-use-slide-background="false" draw:textarea-horizontal-align="left" draw:auto-grow-height="true" draw:auto-grow-width="false" fo:min-height="0.585cm" fo:min-width="0cm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666666" draw:fill="none" draw:fill-color="#ffffff" loext:fill-use-slide-background="false" draw:textarea-horizontal-align="left" draw:auto-grow-height="true" draw:auto-grow-width="false" fo:min-height="1.537cm" fo:min-width="0cm" loext:decorative="false"/>
      <style:paragraph-properties style:writing-mode="lr-tb"/>
    </style:style>
    <style:style style:name="gr95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left" draw:auto-grow-height="true" draw:auto-grow-width="false" fo:min-height="1.337cm" fo:min-width="0cm" loext:decorative="false"/>
      <style:paragraph-properties style:writing-mode="lr-tb"/>
    </style:style>
    <style:style style:name="gr96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left" draw:auto-grow-height="true" draw:auto-grow-width="false" fo:min-height="1.177cm" fo:min-width="0cm" loext:decorative="false"/>
      <style:paragraph-properties style:writing-mode="lr-tb"/>
    </style:style>
    <style:style style:name="gr97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left" draw:auto-grow-height="true" draw:auto-grow-width="false" fo:min-height="1.177cm" fo:min-width="0cm" loext:decorative="false"/>
      <style:paragraph-properties style:writing-mode="lr-tb"/>
    </style:style>
    <style:style style:name="gr98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left" draw:auto-grow-height="true" draw:auto-grow-width="false" fo:min-height="0.781cm" fo:min-width="0cm" loext:decorative="false"/>
      <style:paragraph-properties style:writing-mode="lr-tb"/>
    </style:style>
    <style:style style:name="gr99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left" draw:auto-grow-height="true" draw:auto-grow-width="false" fo:min-height="0.663cm" fo:min-width="0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center" draw:auto-grow-height="true" draw:auto-grow-width="false" fo:min-height="0.642cm" fo:min-width="0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center" draw:auto-grow-height="true" draw:auto-grow-width="false" fo:min-height="0.663cm" fo:min-width="0cm" loext:decorative="false"/>
      <style:paragraph-properties style:writing-mode="lr-tb"/>
    </style:style>
    <style:style style:name="gr102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center" draw:auto-grow-height="true" draw:auto-grow-width="false" fo:min-height="1.177cm" fo:min-width="0cm" loext:decorative="false"/>
      <style:paragraph-properties style:writing-mode="lr-tb"/>
    </style:style>
    <style:style style:name="gr103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center" draw:auto-grow-height="true" draw:auto-grow-width="false" fo:min-height="1.972cm" fo:min-width="0cm" loext:decorative="false"/>
      <style:paragraph-properties style:writing-mode="lr-tb"/>
    </style:style>
    <style:style style:name="gr104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center" draw:auto-grow-height="true" draw:auto-grow-width="false" fo:min-height="1.177cm" fo:min-width="0cm" loext:decorative="false"/>
      <style:paragraph-properties style:writing-mode="lr-tb"/>
    </style:style>
    <style:style style:name="gr105" style:family="graphic" style:parent-style-name="standard">
      <style:graphic-properties draw:stroke="solid" svg:stroke-color="#666666" draw:fill="none" draw:fill-color="#ffffff" loext:fill-use-slide-background="false" draw:textarea-horizontal-align="left" draw:textarea-vertical-align="top" draw:auto-grow-height="true" draw:auto-grow-width="false" fo:min-height="7.645cm" fo:min-width="0cm" loext:decorative="false"/>
      <style:paragraph-properties style:writing-mode="lr-tb"/>
    </style:style>
    <style:style style:name="gr106" style:family="graphic" style:parent-style-name="standard">
      <style:graphic-properties svg:stroke-color="#666666" draw:marker-start="Arrow_20_short" draw:marker-start-width="0.305cm" draw:marker-end="Arrow_20_short" draw:marker-end-width="0.305cm" draw:fill="none" loext:fill-use-slide-background="false" draw:textarea-horizontal-align="left" loext:decorative="false"/>
      <style:paragraph-properties style:writing-mode="lr-tb"/>
    </style:style>
    <style:style style:name="gr107" style:family="graphic" style:parent-style-name="standard">
      <style:graphic-properties svg:stroke-color="#666666" draw:marker-start="Arrow_20_short" draw:marker-start-width="0.305cm" draw:marker-end="" draw:marker-end-width="0.305cm" draw:fill="none" loext:fill-use-slide-background="false" draw:textarea-horizontal-align="right" loext:decorative="false"/>
      <style:paragraph-properties style:writing-mode="lr-tb"/>
    </style:style>
    <style:style style:name="gr108" style:family="graphic" style:parent-style-name="standard">
      <style:graphic-properties draw:stroke="none" svg:stroke-color="#666666" draw:fill="none" draw:fill-color="#ffffff" loext:fill-use-slide-background="false" draw:textarea-horizontal-align="left" draw:auto-grow-height="true" draw:auto-grow-width="false" fo:min-height="2.371cm" fo:min-width="0cm" loext:decorative="false"/>
      <style:paragraph-properties style:writing-mode="lr-tb"/>
    </style:style>
    <style:style style:name="gr109" style:family="graphic" style:parent-style-name="standard" style:list-style-name="L1">
      <style:graphic-properties draw:stroke="solid" svg:stroke-color="#666666" draw:fill="none" draw:fill-color="#ffffff" loext:fill-use-slide-background="false" draw:textarea-horizontal-align="center" draw:auto-grow-height="true" draw:auto-grow-width="false" fo:min-height="1.655cm" fo:min-width="0cm" loext:decorative="false"/>
      <style:paragraph-properties style:writing-mode="lr-tb"/>
    </style:style>
    <style:style style:name="gr110" style:family="graphic" style:parent-style-name="standard">
      <style:graphic-properties draw:stroke="none" svg:stroke-color="#666666" draw:fill="none" draw:fill-color="#ffffff" loext:fill-use-slide-background="false" draw:textarea-horizontal-align="left" draw:auto-grow-height="true" draw:auto-grow-width="true" fo:min-height="0cm" fo:min-width="0cm" loext:decorative="false"/>
      <style:paragraph-properties style:writing-mode="lr-tb"/>
    </style:style>
    <style:style style:name="gr111" style:family="graphic" style:parent-style-name="standard" style:list-style-name="L1">
      <style:graphic-properties draw:stroke="none" svg:stroke-color="#666666" draw:fill="none" draw:fill-color="#ffffff" loext:fill-use-slide-background="false" draw:textarea-horizontal-align="left" draw:auto-grow-height="true" draw:auto-grow-width="true" fo:min-height="0cm" fo:min-width="0cm" loext:decorative="false"/>
      <style:paragraph-properties style:writing-mode="lr-tb"/>
    </style:style>
    <style:style style:name="gr112" style:family="graphic" style:parent-style-name="standard" style:list-style-name="L1">
      <style:graphic-properties draw:stroke="none" svg:stroke-color="#666666" draw:fill="none" draw:fill-color="#ffffff" loext:fill-use-slide-background="false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text-properties fo:color="#666666" loext:opacity="100%"/>
    </style:style>
    <style:style style:name="P2" style:family="paragraph">
      <loext:graphic-properties draw:fill="none" draw:fill-color="#ffffff"/>
      <style:text-properties fo:color="#666666" loext:opacity="100%"/>
    </style:style>
    <style:style style:name="P3" style:family="paragraph">
      <style:text-properties fo:color="#666666" loext:opacity="100%" fo:hyphenate="false" loext:hyphenation-no-caps="false" loext:hyphenation-no-last-word="false"/>
    </style:style>
    <style:style style:name="P4" style:family="paragraph">
      <style:paragraph-properties fo:margin-left="0cm" fo:margin-right="0cm" fo:margin-top="0cm" fo:margin-bottom="0cm" fo:line-height="100%" fo:text-indent="0cm"/>
      <style:text-properties fo:color="#666666" loext:opacity="100%"/>
    </style:style>
    <style:style style:name="P5" style:family="paragraph">
      <style:paragraph-properties fo:margin-left="0cm" fo:margin-right="0cm" fo:margin-top="0cm" fo:margin-bottom="0cm" fo:line-height="100%" fo:text-indent="0cm"/>
      <style:text-properties fo:color="#666666" loext:opacity="100%" fo:hyphenate="false" loext:hyphenation-no-caps="false" loext:hyphenation-no-last-word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666666" loext:opacity="100%"/>
    </style:style>
    <style:style style:name="P7" style:family="paragraph">
      <style:paragraph-properties fo:text-align="center"/>
      <style:text-properties fo:color="#666666" loext:opacity="100%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666666" loext:opacity="100%"/>
    </style:style>
    <style:style style:name="P9" style:family="paragraph">
      <loext:graphic-properties draw:fill="none" draw:fill-color="#ffffff"/>
      <style:paragraph-properties fo:text-align="center"/>
      <style:text-properties fo:color="#666666" loext:opacity="100%"/>
    </style:style>
    <style:style style:name="P10" style:family="paragraph">
      <loext:graphic-properties draw:fill="none" draw:fill-color="#ffffff"/>
      <style:paragraph-properties fo:text-align="start"/>
      <style:text-properties fo:color="#666666" loext:opacity="100%"/>
    </style:style>
    <style:style style:name="P11" style:family="paragraph">
      <loext:graphic-properties draw:fill="none" draw:fill-color="#ffffff"/>
      <style:text-properties fo:color="#666666" loext:opacity="100%" fo:font-weight="normal" style:font-weight-asian="normal" style:font-weight-complex="normal" fo:hyphenate="false" loext:hyphenation-no-caps="false" loext:hyphenation-no-last-word="false"/>
    </style:style>
    <style:style style:name="P12" style:family="paragraph">
      <loext:graphic-properties draw:fill="none" draw:fill-color="#ffffff"/>
      <style:paragraph-properties fo:text-align="center"/>
      <style:text-properties fo:color="#666666" loext:opacity="100%" fo:font-weight="normal" style:font-weight-asian="normal" style:font-weight-complex="normal" fo:hyphenate="false" loext:hyphenation-no-caps="false" loext:hyphenation-no-last-word="false"/>
    </style:style>
    <style:style style:name="P13" style:family="paragraph">
      <style:paragraph-properties fo:margin-left="0cm" fo:margin-right="0cm" fo:margin-top="0cm" fo:margin-bottom="0cm" fo:line-height="100%" fo:text-align="start" fo:text-indent="0cm"/>
      <style:text-properties fo:color="#666666" loext:opacity="100%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666666" loext:opacity="100%"/>
    </style:style>
    <style:style style:name="P15" style:family="paragraph">
      <loext:graphic-properties draw:fill="none"/>
      <style:paragraph-properties fo:text-align="center" style:writing-mode="lr-tb"/>
      <style:text-properties fo:color="#666666" loext:opacity="100%"/>
    </style:style>
    <style:style style:name="P16" style:family="paragraph">
      <loext:graphic-properties draw:fill="none"/>
      <style:paragraph-properties fo:text-align="center"/>
      <style:text-properties fo:color="#666666" loext:opacity="100%"/>
    </style:style>
    <style:style style:name="P17" style:family="paragraph">
      <style:paragraph-properties fo:text-align="start"/>
      <style:text-properties fo:color="#666666" loext:opacity="100%"/>
    </style:style>
    <style:style style:name="P18" style:family="paragraph">
      <loext:graphic-properties draw:fill="none"/>
      <style:paragraph-properties fo:text-align="start"/>
      <style:text-properties fo:color="#666666" loext:opacity="100%"/>
    </style:style>
    <style:style style:name="P19" style:family="paragraph">
      <style:paragraph-properties fo:text-align="end"/>
      <style:text-properties fo:color="#666666" loext:opacity="100%"/>
    </style:style>
    <style:style style:name="P20" style:family="paragraph">
      <loext:graphic-properties draw:fill="none"/>
      <style:paragraph-properties fo:text-align="end"/>
      <style:text-properties fo:color="#666666" loext:opacity="100%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5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16cm" svg:height="1.673cm" svg:x="16.24cm" svg:y="1.867cm">
          <draw:text-box>
            <text:p text:style-name="P1">Architecture: Tungsten Moon Demo (Aug 2024)</text:p>
          </draw:text-box>
        </draw:frame>
        <draw:frame draw:style-name="gr2" draw:text-style-name="P2" draw:layer="layout" svg:width="13.776cm" svg:height="2.015cm" svg:x="0.559cm" svg:y="1.842cm">
          <draw:text-box>
            <text:p text:style-name="P1"><text:span text:style-name="T1">Main Level (</text:span><text:span text:style-name="T2">moonspace.gd</text:span><text:span text:style-name="T1">)</text:span></text:p>
            <text:list text:style-name="L1">
              <text:list-item>
                <text:p text:style-name="P3"><text:span text:style-name="T1">Keeps master clock</text:span></text:p>
              </text:list-item>
              <text:list-item>
                <text:p text:style-name="P3"><text:span text:style-name="T1">Updates moon/sun/planet position according to clock</text:span></text:p>
              </text:list-item>
            </text:list>
          </draw:text-box>
        </draw:frame>
        <draw:frame draw:style-name="gr3" draw:text-style-name="P6" draw:layer="layout" svg:width="5.398cm" svg:height="2.603cm" svg:x="3.222cm" svg:y="9.709cm">
          <draw:text-box>
            <text:p text:style-name="P4"><text:span text:style-name="T2">smart_moon.gd</text:span></text:p>
            <text:list text:style-name="L1">
              <text:list-item>
                <text:p text:style-name="P5"><text:span text:style-name="T1">Mesh generation</text:span></text:p>
              </text:list-item>
              <text:list-item>
                <text:p text:style-name="P5"><text:span text:style-name="T1">Dynamic positioning</text:span></text:p>
              </text:list-item>
            </text:list>
          </draw:text-box>
        </draw:frame>
        <draw:frame draw:style-name="gr4" draw:text-style-name="P2" draw:layer="layout" svg:width="8.255cm" svg:height="1.587cm" svg:x="0.682cm" svg:y="4.492cm">
          <draw:text-box>
            <text:p text:style-name="P1"><text:span text:style-name="T2">terrain_objects.gd</text:span></text:p>
            <text:list text:style-name="L1">
              <text:list-item>
                <text:p text:style-name="P3"><text:span text:style-name="T1">Maintains landing pad list.</text:span></text:p>
              </text:list-item>
            </text:list>
          </draw:text-box>
        </draw:frame>
        <draw:custom-shape draw:style-name="gr5" draw:text-style-name="P8" draw:layer="layout" svg:width="5.398cm" svg:height="1.905cm" svg:x="1.635cm" svg:y="7.349cm">
          <text:p text:style-name="P7"><text:span text:style-name="T1">Landing pad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6" draw:text-style-name="P9" draw:layer="layout" svg:x1="3.857cm" svg:y1="7.349cm" svg:x2="3.857cm" svg:y2="6.079cm">
          <text:p/>
        </draw:line>
        <draw:custom-shape draw:style-name="gr7" draw:text-style-name="P10" draw:layer="layout" svg:width="18.415cm" svg:height="16.827cm" svg:x="9.255cm" svg:y="4.175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7.303cm" svg:height="0.952cm" svg:x="9.572cm" svg:y="4.493cm">
          <draw:text-box>
            <text:p text:style-name="P1"><text:span text:style-name="T2">spacecraft.gd</text:span><text:span text:style-name="T1"> </text:span></text:p>
          </draw:text-box>
        </draw:frame>
        <draw:frame draw:style-name="gr9" draw:text-style-name="P11" draw:layer="layout" svg:width="9.843cm" svg:height="1.587cm" svg:x="17.097cm" svg:y="4.493cm">
          <draw:text-box>
            <text:list text:style-name="L1">
              <text:list-item>
                <text:p text:style-name="P1"><text:span text:style-name="T1">Generate</text:span><text:span text:style-name="T3"> spacecraft mesh at startup</text:span></text:p>
              </text:list-item>
              <text:list-item>
                <text:p text:style-name="P1"><text:span text:style-name="T3">Hold </text:span><text:span text:style-name="T1">spacecraft</text:span><text:span text:style-name="T3"> state variables</text:span></text:p>
              </text:list-item>
            </text:list>
          </draw:text-box>
        </draw:frame>
        <draw:line draw:style-name="gr10" draw:text-style-name="P9" draw:layer="layout" svg:x1="8.62cm" svg:y1="10.207cm" svg:x2="16.557cm" svg:y2="10.207cm">
          <text:p/>
        </draw:line>
        <draw:line draw:style-name="gr11" draw:text-style-name="P9" draw:layer="layout" svg:x1="21.348cm" svg:y1="19.761cm" svg:x2="21.348cm" svg:y2="20.078cm">
          <text:p/>
        </draw:line>
        <draw:frame draw:style-name="gr12" draw:text-style-name="P11" draw:layer="layout" svg:width="9.843cm" svg:height="1.427cm" svg:x="16.557cm" svg:y="7.698cm">
          <draw:text-box>
            <text:p text:style-name="P1"><text:span text:style-name="T3">Update spacecraft logical position and velocity</text:span><text:span text:style-name="T4">.</text:span></text:p>
          </draw:text-box>
        </draw:frame>
        <draw:frame draw:style-name="gr13" draw:text-style-name="P11" draw:layer="layout" svg:width="9.843cm" svg:height="1.427cm" svg:x="16.557cm" svg:y="9.513cm">
          <draw:text-box>
            <text:p text:style-name="P1"><text:span text:style-name="T3">Use logical position to update the moon’s </text:span><text:span text:style-name="T5">physical</text:span><text:span text:style-name="T4"> position.</text:span></text:p>
          </draw:text-box>
        </draw:frame>
        <draw:frame draw:style-name="gr14" draw:text-style-name="P11" draw:layer="layout" svg:width="9.843cm" svg:height="2.015cm" svg:x="16.557cm" svg:y="11.234cm">
          <draw:text-box>
            <text:p text:style-name="P1"><text:span text:style-name="T3">Process pilot control inputs, landing gear movement, to compute forces and torques acting on the spacecraft.</text:span></text:p>
          </draw:text-box>
        </draw:frame>
        <draw:frame draw:style-name="gr15" draw:text-style-name="P11" draw:layer="layout" svg:width="9.843cm" svg:height="1.427cm" svg:x="16.557cm" svg:y="13.643cm">
          <draw:text-box>
            <text:p text:style-name="P1"><text:span text:style-name="T3">Process autopilot button presses to set autopilot operating mode.</text:span></text:p>
          </draw:text-box>
        </draw:frame>
        <draw:frame draw:style-name="gr16" draw:text-style-name="P11" draw:layer="layout" svg:width="9.843cm" svg:height="1.348cm" svg:x="16.557cm" svg:y="15.457cm">
          <draw:text-box>
            <text:p text:style-name="P1"><text:span text:style-name="T3">Process autopilot control loops.</text:span></text:p>
          </draw:text-box>
        </draw:frame>
        <draw:frame draw:style-name="gr17" draw:text-style-name="P11" draw:layer="layout" svg:width="9.843cm" svg:height="2.603cm" svg:x="16.557cm" svg:y="17.142cm">
          <draw:text-box>
            <text:p text:style-name="P1"><text:span text:style-name="T3">Fabricate reasonable instrument displays (artificial horizon, drift, etc.) based on the known position and velocity.</text:span></text:p>
          </draw:text-box>
        </draw:frame>
        <draw:frame draw:style-name="gr18" draw:text-style-name="P11" draw:layer="layout" svg:width="5.08cm" svg:height="0.913cm" svg:x="18.78cm" svg:y="6.437cm">
          <draw:text-box>
            <text:p text:style-name="P1"><text:span text:style-name="T3">PHYSICS LOOP</text:span></text:p>
          </draw:text-box>
        </draw:frame>
        <draw:line draw:style-name="gr19" draw:text-style-name="P9" draw:layer="layout" svg:x1="21.32cm" svg:y1="20.05cm" svg:x2="27.035cm" svg:y2="20.05cm">
          <text:p/>
        </draw:line>
        <draw:line draw:style-name="gr19" draw:text-style-name="P9" draw:layer="layout" svg:x1="27.035cm" svg:y1="20.05cm" svg:x2="26.94cm" svg:y2="7.032cm">
          <text:p/>
        </draw:line>
        <draw:line draw:style-name="gr10" draw:text-style-name="P9" draw:layer="layout" svg:x1="23.86cm" svg:y1="7.032cm" svg:x2="26.94cm" svg:y2="7.032cm">
          <text:p/>
        </draw:line>
        <draw:frame draw:style-name="gr20" draw:text-style-name="P12" draw:layer="layout" svg:width="5.715cm" svg:height="0.892cm" svg:x="9.572cm" svg:y="14.713cm">
          <draw:text-box>
            <text:p text:style-name="P7"><text:span text:style-name="T1">COCKPIT</text:span><text:span text:style-name="T3"> BUTTONS</text:span></text:p>
          </draw:text-box>
        </draw:frame>
        <draw:frame draw:style-name="gr21" draw:text-style-name="P12" draw:layer="layout" svg:width="5.715cm" svg:height="1.427cm" svg:x="9.572cm" svg:y="12.908cm">
          <draw:text-box>
            <text:p text:style-name="P7"><text:span text:style-name="T3">JOYSTICK + THROTTLE</text:span></text:p>
          </draw:text-box>
        </draw:frame>
        <draw:frame draw:style-name="gr22" draw:text-style-name="P12" draw:layer="layout" svg:width="5.715cm" svg:height="0.913cm" svg:x="9.572cm" svg:y="17.509cm">
          <draw:text-box>
            <text:p text:style-name="P7"><text:span text:style-name="T1">DISPLAYS</text:span></text:p>
          </draw:text-box>
        </draw:frame>
        <draw:line draw:style-name="gr23" draw:text-style-name="P9" draw:layer="layout" svg:x1="15.287cm" svg:y1="13.7cm" svg:x2="16.557cm" svg:y2="12.747cm">
          <text:p/>
        </draw:line>
        <draw:line draw:style-name="gr23" draw:text-style-name="P9" draw:layer="layout" svg:x1="15.287cm" svg:y1="15.287cm" svg:x2="16.557cm" svg:y2="14.335cm">
          <text:p/>
        </draw:line>
        <draw:line draw:style-name="gr23" draw:text-style-name="P9" draw:layer="layout" svg:x1="16.531cm" svg:y1="18.012cm" svg:x2="15.261cm" svg:y2="18.012cm">
          <text:p/>
        </draw:line>
        <draw:frame draw:style-name="gr24" draw:text-style-name="P12" draw:layer="layout" svg:width="5.715cm" svg:height="1.427cm" svg:x="9.572cm" svg:y="11.003cm">
          <draw:text-box>
            <text:p text:style-name="P7"><text:span text:style-name="T3">Godot collision events with landing gear</text:span></text:p>
          </draw:text-box>
        </draw:frame>
        <draw:line draw:style-name="gr23" draw:text-style-name="P9" draw:layer="layout" svg:x1="8.62cm" svg:y1="11.795cm" svg:x2="9.62cm" svg:y2="11.795cm">
          <text:p/>
        </draw:line>
        <draw:line draw:style-name="gr23" draw:text-style-name="P9" draw:layer="layout" svg:x1="15.287cm" svg:y1="11.795cm" svg:x2="16.557cm" svg:y2="12.112cm">
          <text:p/>
        </draw:line>
      </draw:page>
      <draw:page draw:name="page2" draw:style-name="dp1" draw:master-page-name="Default">
        <draw:frame draw:style-name="gr25" draw:text-style-name="P14" draw:layer="layout" svg:width="2.98cm" svg:height="1.47cm" svg:x="9.525cm" svg:y="17.462cm">
          <draw:text-box>
            <text:p text:style-name="P13"><text:span text:style-name="T6">8,16-bit</text:span></text:p>
            <text:p text:style-name="P13"><text:span text:style-name="T6">Integer data</text:span></text:p>
          </draw:text-box>
        </draw:frame>
        <draw:frame draw:style-name="gr26" draw:text-style-name="P2" draw:layer="layout" svg:width="8.89cm" svg:height="4.955cm" svg:x="0.635cm" svg:y="16.317cm">
          <draw:text-box>
            <text:p text:style-name="P1"><text:span text:style-name="T1"><text:s text:c="10"/>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flight_computer.gd</text:span></text:p>
          </draw:text-box>
        </draw:frame>
        <draw:frame draw:style-name="gr27" draw:text-style-name="P2" draw:layer="layout" svg:width="9.795cm" svg:height="3.095cm" svg:x="15.922cm" svg:y="1.08cm">
          <draw:text-box>
            <text:p text:style-name="P1">Architecture: Tungsten Moon </text:p>
            <text:p text:style-name="P1">(incl. Demo) (October 2024)</text:p>
            <text:p text:style-name="P1">Note: autopilot has no direct connection with internal physics</text:p>
          </draw:text-box>
        </draw:frame>
        <draw:frame draw:style-name="gr2" draw:text-style-name="P2" draw:layer="layout" svg:width="13.776cm" svg:height="2.015cm" svg:x="0.559cm" svg:y="1.342cm">
          <draw:text-box>
            <text:p text:style-name="P1"><text:span text:style-name="T1">Main Level (</text:span><text:span text:style-name="T2">moonspace.gd</text:span><text:span text:style-name="T1">)</text:span></text:p>
            <text:list text:style-name="L1">
              <text:list-item>
                <text:p text:style-name="P3"><text:span text:style-name="T1">Keeps master clock</text:span></text:p>
              </text:list-item>
              <text:list-item>
                <text:p text:style-name="P3"><text:span text:style-name="T1">Updates moon/sun/planet position according to clock</text:span></text:p>
              </text:list-item>
            </text:list>
          </draw:text-box>
        </draw:frame>
        <draw:frame draw:style-name="gr28" draw:text-style-name="P2" xml:id="id12" draw:id="id12" draw:layer="layout" svg:width="5.216cm" svg:height="2.758cm" svg:x="10.207cm" svg:y="12.112cm">
          <draw:text-box>
            <text:p text:style-name="P1"><text:span text:style-name="T2">smart_moon.gd</text:span><text:span text:style-name="T1"> </text:span></text:p>
            <text:list text:style-name="L1">
              <text:list-item>
                <text:p text:style-name="P3"><text:span text:style-name="T1">Mesh generation</text:span></text:p>
              </text:list-item>
              <text:list-item>
                <text:p text:style-name="P3"><text:span text:style-name="T1">Dynamic positioning</text:span></text:p>
              </text:list-item>
            </text:list>
          </draw:text-box>
        </draw:frame>
        <draw:frame draw:style-name="gr4" draw:text-style-name="P2" xml:id="id13" draw:id="id13" draw:layer="layout" svg:width="8.255cm" svg:height="1.587cm" svg:x="0.682cm" svg:y="3.792cm">
          <draw:text-box>
            <text:p text:style-name="P1"><text:span text:style-name="T2">terrain_objects.gd</text:span><text:span text:style-name="T1"> </text:span></text:p>
            <text:list text:style-name="L1">
              <text:list-item>
                <text:p text:style-name="P3"><text:span text:style-name="T1">Maintains landing pad list.</text:span></text:p>
              </text:list-item>
            </text:list>
          </draw:text-box>
        </draw:frame>
        <draw:custom-shape draw:style-name="gr5" draw:text-style-name="P8" xml:id="id14" draw:id="id14" draw:layer="layout" svg:width="5.398cm" svg:height="1.905cm" svg:x="2.112cm" svg:y="6.08cm">
          <text:p text:style-name="P7"><text:span text:style-name="T1">Landing pad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7" draw:text-style-name="P10" draw:layer="layout" svg:width="11.647cm" svg:height="12.7cm" svg:x="16.023cm" svg:y="4.81cm">
          <text:p/>
          <draw:enhanced-geometry svg:viewBox="0 0 21600 21600" draw:type="rectangle" draw:enhanced-path="M 0 0 L 21600 0 21600 21600 0 21600 0 0 Z N"/>
        </draw:custom-shape>
        <draw:frame draw:style-name="gr29" draw:text-style-name="P2" draw:layer="layout" svg:width="4.128cm" svg:height="0.839cm" svg:x="19.732cm" svg:y="4.876cm">
          <draw:text-box>
            <text:p text:style-name="P1"><text:span text:style-name="T2">spacecraft.gd</text:span></text:p>
          </draw:text-box>
        </draw:frame>
        <draw:frame draw:style-name="gr30" draw:text-style-name="P11" draw:layer="layout" svg:width="9.843cm" svg:height="1.587cm" svg:x="17.414cm" svg:y="5.763cm">
          <draw:text-box>
            <text:list text:style-name="L1">
              <text:list-item>
                <text:p text:style-name="P1"><text:span text:style-name="T1">Generate</text:span><text:span text:style-name="T3"> spacecraft mesh at startup</text:span></text:p>
              </text:list-item>
              <text:list-item>
                <text:p text:style-name="P1"><text:span text:style-name="T3">Hold </text:span><text:span text:style-name="T1">spacecraft</text:span><text:span text:style-name="T3"> state variables</text:span></text:p>
              </text:list-item>
            </text:list>
          </draw:text-box>
        </draw:frame>
        <draw:line draw:style-name="gr11" draw:text-style-name="P9" draw:layer="layout" svg:x1="21.59cm" svg:y1="8.929cm" svg:x2="21.59cm" svg:y2="9.564cm">
          <text:p/>
        </draw:line>
        <draw:frame draw:style-name="gr31" draw:text-style-name="P11" xml:id="id3" draw:id="id3" draw:layer="layout" svg:width="9.843cm" svg:height="1.427cm" svg:x="16.875cm" svg:y="11.003cm">
          <draw:text-box>
            <text:p text:style-name="P1"><text:span text:style-name="T3">Update spacecraft logical position (64-bit float), velocities (angular and linear)</text:span><text:span text:style-name="T4">.</text:span></text:p>
          </draw:text-box>
        </draw:frame>
        <draw:frame draw:style-name="gr32" draw:text-style-name="P11" xml:id="id11" draw:id="id11" draw:layer="layout" svg:width="9.843cm" svg:height="1.427cm" svg:x="16.874cm" svg:y="12.747cm">
          <draw:text-box>
            <text:p text:style-name="P1"><text:span text:style-name="T3">Use logical position to update the moon’s </text:span><text:span text:style-name="T5">physical</text:span><text:span text:style-name="T4"> position (64-bit float).</text:span></text:p>
          </draw:text-box>
        </draw:frame>
        <draw:frame draw:style-name="gr33" draw:text-style-name="P11" xml:id="id5" draw:id="id5" draw:layer="layout" svg:width="9.843cm" svg:height="1.031cm" svg:x="16.874cm" svg:y="9.572cm">
          <draw:text-box>
            <text:p text:style-name="P1"><text:span text:style-name="T3">Process external torques and forces.</text:span></text:p>
          </draw:text-box>
        </draw:frame>
        <draw:frame draw:style-name="gr34" draw:text-style-name="P11" xml:id="id6" draw:id="id6" draw:layer="layout" svg:width="9.843cm" svg:height="2.603cm" svg:x="16.874cm" svg:y="14.653cm">
          <draw:text-box>
            <text:p text:style-name="P1"><text:span text:style-name="T3">Fabricate reasonable instrument displays (artificial horizon, drift, etc.) based on the known position and velocity.</text:span></text:p>
          </draw:text-box>
        </draw:frame>
        <draw:frame draw:style-name="gr35" draw:text-style-name="P11" draw:layer="layout" svg:width="5.08cm" svg:height="0.913cm" svg:x="19.097cm" svg:y="8.025cm">
          <draw:text-box>
            <text:p text:style-name="P1"><text:span text:style-name="T3">PHYSICS LOOP</text:span></text:p>
          </draw:text-box>
        </draw:frame>
        <draw:line draw:style-name="gr19" draw:text-style-name="P9" draw:layer="layout" svg:x1="26.717cm" svg:y1="16.24cm" svg:x2="27.257cm" svg:y2="16.24cm">
          <text:p/>
        </draw:line>
        <draw:line draw:style-name="gr19" draw:text-style-name="P9" draw:layer="layout" svg:x1="27.257cm" svg:y1="16.24cm" svg:x2="27.257cm" svg:y2="8.62cm">
          <text:p/>
        </draw:line>
        <draw:line draw:style-name="gr10" draw:text-style-name="P9" draw:layer="layout" svg:x1="24.177cm" svg:y1="8.62cm" svg:x2="27.257cm" svg:y2="8.62cm">
          <text:p/>
        </draw:line>
        <draw:frame draw:style-name="gr36" draw:text-style-name="P12" xml:id="id8" draw:id="id8" draw:layer="layout" svg:width="5.715cm" svg:height="0.892cm" svg:x="11.112cm" svg:y="19.05cm">
          <draw:text-box>
            <text:p text:style-name="P7"><text:span text:style-name="T1">COCKPIT</text:span><text:span text:style-name="T3"> BUTTONS</text:span></text:p>
          </draw:text-box>
        </draw:frame>
        <draw:frame draw:style-name="gr37" draw:text-style-name="P12" xml:id="id7" draw:id="id7" draw:layer="layout" svg:width="5.715cm" svg:height="0.913cm" svg:x="19.65cm" svg:y="19.572cm">
          <draw:text-box>
            <text:p text:style-name="P7"><text:span text:style-name="T1">DISPLAYS</text:span></text:p>
          </draw:text-box>
        </draw:frame>
        <draw:line draw:style-name="gr23" draw:text-style-name="P9" draw:layer="layout" svg:x1="21.637cm" svg:y1="7.35cm" svg:x2="21.637cm" svg:y2="7.985cm">
          <text:p/>
        </draw:line>
        <draw:frame draw:style-name="gr38" draw:text-style-name="P12" xml:id="id1" draw:id="id1" draw:layer="layout" svg:width="5.715cm" svg:height="1.427cm" svg:x="8.62cm" svg:y="10.05cm">
          <draw:text-box>
            <text:p text:style-name="P7"><text:span text:style-name="T1">Radar, Inertial Sensing Modules</text:span></text:p>
          </draw:text-box>
        </draw:frame>
        <draw:frame draw:style-name="gr39" draw:text-style-name="P12" xml:id="id4" draw:id="id4" draw:layer="layout" svg:width="5.715cm" svg:height="2.222cm" svg:x="8.62cm" svg:y="7.35cm">
          <draw:text-box>
            <text:p text:style-name="P7"><text:span text:style-name="T1">RCS, Propulsion, Propellant, Landing Gear Modules</text:span></text:p>
          </draw:text-box>
        </draw:frame>
        <draw:frame draw:style-name="gr40" draw:text-style-name="P11" xml:id="id9" draw:id="id9" draw:layer="layout" svg:width="7.302cm" svg:height="2.015cm" svg:x="1.635cm" svg:y="18.352cm">
          <draw:text-box>
            <text:p text:style-name="P1"><text:span text:style-name="T3">Process autopilot button presses to set autopilot operating mode.</text:span></text:p>
          </draw:text-box>
        </draw:frame>
        <draw:frame draw:style-name="gr41" draw:text-style-name="P11" xml:id="id2" draw:id="id2" draw:layer="layout" svg:width="6.032cm" svg:height="0.839cm" svg:x="2.587cm" svg:y="16.875cm">
          <draw:text-box>
            <text:p text:style-name="P1"><text:span text:style-name="T3">Autopilot control loops</text:span></text:p>
          </draw:text-box>
        </draw:frame>
        <draw:connector draw:style-name="gr42" draw:text-style-name="P9" draw:layer="layout" svg:x1="8.62cm" svg:y1="10.763cm" svg:x2="5.603cm" svg:y2="16.875cm" draw:start-shape="id1" draw:start-glue-point="3" draw:end-shape="id2" draw:end-glue-point="0" svg:d="M8620 10763h-3017v6112" svg:viewBox="0 0 3018 6113">
          <text:p text:style-name="P7"><text:span text:style-name="T6"/></text:p>
        </draw:connector>
        <draw:connector draw:style-name="gr43" draw:text-style-name="P9" draw:layer="layout" draw:line-skew="0.794cm" svg:x1="16.875cm" svg:y1="11.716cm" svg:x2="14.335cm" svg:y2="10.763cm" draw:start-shape="id3" draw:start-glue-point="3" draw:end-shape="id1" draw:end-glue-point="1" svg:d="M16875 11716h-476v-953h-2064" svg:viewBox="0 0 2541 954">
          <text:p/>
        </draw:connector>
        <draw:connector draw:style-name="gr43" draw:text-style-name="P9" draw:layer="layout" svg:x1="14.335cm" svg:y1="8.461cm" svg:x2="16.874cm" svg:y2="10.087cm" draw:start-shape="id4" draw:start-glue-point="1" draw:end-shape="id5" draw:end-glue-point="3" svg:d="M14335 8461h1270v1626h1269" svg:viewBox="0 0 2540 1627">
          <text:p/>
        </draw:connector>
        <draw:connector draw:style-name="gr44" draw:text-style-name="P9" draw:layer="layout" svg:x1="2.587cm" svg:y1="17.294cm" svg:x2="8.62cm" svg:y2="8.461cm" draw:start-shape="id2" draw:start-glue-point="3" draw:end-shape="id4" draw:end-glue-point="3" svg:d="M2587 17294h-526v-8833h6559" svg:viewBox="0 0 6560 8834">
          <text:p text:style-name="P7"><text:span text:style-name="T6"/></text:p>
          <text:p text:style-name="P7"><text:span text:style-name="T6"/></text:p>
        </draw:connector>
        <draw:connector draw:style-name="gr45" draw:text-style-name="P9" draw:layer="layout" svg:x1="21.795cm" svg:y1="17.256cm" svg:x2="22.507cm" svg:y2="19.572cm" draw:start-shape="id6" draw:start-glue-point="2" draw:end-shape="id7" draw:end-glue-point="0" svg:d="M21795 17256v1158h712v1158" svg:viewBox="0 0 713 2317">
          <text:p/>
        </draw:connector>
        <draw:frame draw:style-name="gr46" draw:text-style-name="P12" xml:id="id10" draw:id="id10" draw:layer="layout" svg:width="3.809cm" svg:height="1.427cm" svg:x="12.065cm" svg:y="16.67cm">
          <draw:text-box>
            <text:p text:style-name="P7"><text:span text:style-name="T3">JOYSTICK + </text:span></text:p>
            <text:p text:style-name="P7"><text:span text:style-name="T3">THROTTLE</text:span></text:p>
          </draw:text-box>
        </draw:frame>
        <draw:connector draw:style-name="gr47" draw:text-style-name="P9" draw:layer="layout" draw:type="lines" svg:x1="11.112cm" svg:y1="19.496cm" svg:x2="8.937cm" svg:y2="19.359cm" draw:start-shape="id8" draw:start-glue-point="3" draw:end-shape="id9" draw:end-glue-point="1" svg:d="M11112 19496h-526l-1123-137h-526" svg:viewBox="0 0 2176 138">
          <text:p/>
        </draw:connector>
        <draw:connector draw:style-name="gr48" draw:text-style-name="P9" draw:layer="layout" draw:type="lines" svg:x1="12.065cm" svg:y1="17.383cm" svg:x2="8.619cm" svg:y2="17.294cm" draw:start-shape="id10" draw:start-glue-point="3" draw:end-shape="id2" draw:end-glue-point="1" svg:d="M12065 17383h-526l-2394-89h-526" svg:viewBox="0 0 3447 90">
          <text:p/>
        </draw:connector>
        <draw:connector draw:style-name="gr49" draw:text-style-name="P9" draw:layer="layout" draw:type="lines" svg:x1="16.874cm" svg:y1="13.46cm" svg:x2="15.423cm" svg:y2="13.491cm" draw:start-shape="id11" draw:start-glue-point="3" draw:end-shape="id12" draw:end-glue-point="1" svg:d="M16874 13460h-526l-399 31h-526" svg:viewBox="0 0 1452 32">
          <text:p/>
        </draw:connector>
        <draw:connector draw:style-name="gr50" draw:text-style-name="P9" draw:layer="layout" svg:x1="4.809cm" svg:y1="5.379cm" svg:x2="4.811cm" svg:y2="6.08cm" draw:start-shape="id13" draw:start-glue-point="2" draw:end-shape="id14" draw:end-glue-point="4" svg:d="M4809 5379v350h2v351" svg:viewBox="0 0 3 702">
          <text:p/>
        </draw:connector>
        <draw:frame draw:style-name="gr51" draw:text-style-name="P14" draw:layer="layout" svg:width="2.027cm" svg:height="2.104cm" svg:x="5.91cm" svg:y="13.335cm">
          <draw:text-box>
            <text:p text:style-name="P13"><text:span text:style-name="T6">8,16-bit</text:span></text:p>
            <text:p text:style-name="P13"><text:span text:style-name="T6">integer</text:span></text:p>
            <text:p text:style-name="P13"><text:span text:style-name="T6">data</text:span></text:p>
          </draw:text-box>
        </draw:frame>
        <draw:frame draw:style-name="gr52" draw:text-style-name="P14" draw:layer="layout" svg:width="2.027cm" svg:height="1.787cm" svg:x="2.1cm" svg:y="13.652cm">
          <draw:text-box>
            <text:p text:style-name="P13"><text:span text:style-name="T6">8,16-bit</text:span></text:p>
            <text:p text:style-name="P13"><text:span text:style-name="T6">integer</text:span></text:p>
            <text:p text:style-name="P13"><text:span text:style-name="T6">data</text:span></text:p>
          </draw:text-box>
        </draw:frame>
      </draw:page>
      <draw:page draw:name="page3" draw:style-name="dp1" draw:master-page-name="Default">
        <draw:frame draw:style-name="gr53" draw:text-style-name="P2" draw:layer="layout" svg:width="13.776cm" svg:height="2.015cm" svg:x="0.559cm" svg:y="1.342cm">
          <draw:text-box>
            <text:p text:style-name="P1"><text:span text:style-name="T1">Main Level (</text:span><text:span text:style-name="T2">moonspace.gd</text:span><text:span text:style-name="T1">)</text:span></text:p>
            <text:list text:style-name="L1">
              <text:list-item>
                <text:p text:style-name="P3"><text:span text:style-name="T1">Keeps master clock</text:span></text:p>
              </text:list-item>
              <text:list-item>
                <text:p text:style-name="P3"><text:span text:style-name="T1">Updates moon/sun/planet position according to clock</text:span></text:p>
              </text:list-item>
            </text:list>
          </draw:text-box>
        </draw:frame>
        <draw:frame draw:style-name="gr54" draw:text-style-name="P2" xml:id="id26" draw:id="id26" draw:layer="layout" svg:width="5.216cm" svg:height="2.758cm" svg:x="19.197cm" svg:y="18.662cm">
          <draw:text-box>
            <text:p text:style-name="P1"><text:span text:style-name="T2">smart_moon.gd</text:span><text:span text:style-name="T1"> </text:span></text:p>
            <text:list text:style-name="L1">
              <text:list-item>
                <text:p text:style-name="P3"><text:span text:style-name="T1">Mesh generation</text:span></text:p>
              </text:list-item>
              <text:list-item>
                <text:p text:style-name="P3"><text:span text:style-name="T1">Dynamic positioning</text:span></text:p>
              </text:list-item>
            </text:list>
          </draw:text-box>
        </draw:frame>
        <draw:frame draw:style-name="gr55" draw:text-style-name="P2" xml:id="id27" draw:id="id27" draw:layer="layout" svg:width="8.255cm" svg:height="1.587cm" svg:x="0.682cm" svg:y="3.792cm">
          <draw:text-box>
            <text:p text:style-name="P1"><text:span text:style-name="T2">terrain_objects.gd</text:span><text:span text:style-name="T1"> </text:span></text:p>
            <text:list text:style-name="L1">
              <text:list-item>
                <text:p text:style-name="P3"><text:span text:style-name="T1">Maintains landing pad list.</text:span></text:p>
              </text:list-item>
            </text:list>
          </draw:text-box>
        </draw:frame>
        <draw:custom-shape draw:style-name="gr56" draw:text-style-name="P15" xml:id="id28" draw:id="id28" draw:layer="layout" svg:width="5.398cm" svg:height="1.905cm" svg:x="2.112cm" svg:y="6.08cm">
          <text:p text:style-name="P7"><text:span text:style-name="T1">Landing pad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7" draw:text-style-name="P10" draw:layer="layout" svg:width="11.113cm" svg:height="12.7cm" svg:x="16.557cm" svg:y="5.445cm">
          <text:p/>
          <draw:enhanced-geometry svg:viewBox="0 0 21600 21600" draw:type="rectangle" draw:enhanced-path="M 0 0 L 21600 0 21600 21600 0 21600 0 0 Z N"/>
        </draw:custom-shape>
        <draw:frame draw:style-name="gr58" draw:text-style-name="P2" draw:layer="layout" svg:width="4.128cm" svg:height="0.952cm" svg:x="19.732cm" svg:y="5.445cm">
          <draw:text-box>
            <text:p text:style-name="P1"><text:span text:style-name="T2">spacecraft.gd</text:span></text:p>
          </draw:text-box>
        </draw:frame>
        <draw:frame draw:style-name="gr59" draw:text-style-name="P11" draw:layer="layout" svg:width="9.843cm" svg:height="1.587cm" svg:x="17.414cm" svg:y="6.398cm">
          <draw:text-box>
            <text:list text:style-name="L1">
              <text:list-item>
                <text:p text:style-name="P1"><text:span text:style-name="T1">Generate</text:span><text:span text:style-name="T3"> spacecraft mesh at startup</text:span></text:p>
              </text:list-item>
              <text:list-item>
                <text:p text:style-name="P1"><text:span text:style-name="T3">Hold </text:span><text:span text:style-name="T1">spacecraft</text:span><text:span text:style-name="T3"> state variables</text:span></text:p>
              </text:list-item>
            </text:list>
          </draw:text-box>
        </draw:frame>
        <draw:line draw:style-name="gr60" draw:text-style-name="P16" draw:layer="layout" svg:x1="21.619cm" svg:y1="9.573cm" svg:x2="21.619cm" svg:y2="9.99cm">
          <text:p/>
        </draw:line>
        <draw:frame draw:style-name="gr61" draw:text-style-name="P11" xml:id="id17" draw:id="id17" draw:layer="layout" svg:width="9.843cm" svg:height="1.427cm" svg:x="16.874cm" svg:y="14.495cm">
          <draw:text-box>
            <text:p text:style-name="P1"><text:span text:style-name="T3">Update spacecraft logical position (64-bit float), velocities (angular and linear)</text:span><text:span text:style-name="T4">.</text:span></text:p>
          </draw:text-box>
        </draw:frame>
        <draw:frame draw:style-name="gr62" draw:text-style-name="P11" xml:id="id25" draw:id="id25" draw:layer="layout" svg:width="9.843cm" svg:height="1.427cm" svg:x="16.875cm" svg:y="16.4cm">
          <draw:text-box>
            <text:p text:style-name="P1"><text:span text:style-name="T3">Use logical position to update the moon’s </text:span><text:span text:style-name="T5">physical</text:span><text:span text:style-name="T4"> position (64-bit float).</text:span></text:p>
          </draw:text-box>
        </draw:frame>
        <draw:frame draw:style-name="gr63" draw:text-style-name="P11" xml:id="id19" draw:id="id19" draw:layer="layout" svg:width="9.843cm" svg:height="1.031cm" svg:x="16.874cm" svg:y="13.065cm">
          <draw:text-box>
            <text:p text:style-name="P1"><text:span text:style-name="T3">Process external torques and forces.</text:span></text:p>
          </draw:text-box>
        </draw:frame>
        <draw:frame draw:style-name="gr64" draw:text-style-name="P11" xml:id="id20" draw:id="id20" draw:layer="layout" svg:width="9.843cm" svg:height="2.603cm" svg:x="16.875cm" svg:y="9.99cm">
          <draw:text-box>
            <text:p text:style-name="P1"><text:span text:style-name="T3">Fabricate reasonable instrument displays (artificial horizon, drift, etc.) based on the known position and velocity.</text:span></text:p>
          </draw:text-box>
        </draw:frame>
        <draw:frame draw:style-name="gr65" draw:text-style-name="P11" draw:layer="layout" svg:width="5.08cm" svg:height="0.913cm" svg:x="19.097cm" svg:y="8.66cm">
          <draw:text-box>
            <text:p text:style-name="P1"><text:span text:style-name="T3">PHYSICS LOOP</text:span></text:p>
          </draw:text-box>
        </draw:frame>
        <draw:line draw:style-name="gr66" draw:text-style-name="P16" draw:layer="layout" svg:x1="26.717cm" svg:y1="16.875cm" svg:x2="27.257cm" svg:y2="16.875cm">
          <text:p/>
        </draw:line>
        <draw:line draw:style-name="gr66" draw:text-style-name="P16" draw:layer="layout" svg:x1="27.257cm" svg:y1="16.875cm" svg:x2="27.257cm" svg:y2="9.255cm">
          <text:p/>
        </draw:line>
        <draw:line draw:style-name="gr67" draw:text-style-name="P16" draw:layer="layout" svg:x1="24.177cm" svg:y1="9.255cm" svg:x2="27.257cm" svg:y2="9.255cm">
          <text:p/>
        </draw:line>
        <draw:frame draw:style-name="gr68" draw:text-style-name="P12" xml:id="id22" draw:id="id22" draw:layer="layout" svg:width="5.715cm" svg:height="0.892cm" svg:x="12.43cm" svg:y="18.897cm">
          <draw:text-box>
            <text:p text:style-name="P7"><text:span text:style-name="T1">COCKPIT</text:span><text:span text:style-name="T3"> BUTTONS</text:span></text:p>
          </draw:text-box>
        </draw:frame>
        <draw:frame draw:style-name="gr69" draw:text-style-name="P12" xml:id="id21" draw:id="id21" draw:layer="layout" svg:width="5.715cm" svg:height="0.913cm" svg:x="9.103cm" svg:y="11.701cm">
          <draw:text-box>
            <text:p text:style-name="P7"><text:span text:style-name="T1">DISPLAYS</text:span></text:p>
          </draw:text-box>
        </draw:frame>
        <draw:line draw:style-name="gr70" draw:text-style-name="P16" draw:layer="layout" svg:x1="21.637cm" svg:y1="7.985cm" svg:x2="21.637cm" svg:y2="8.62cm">
          <text:p/>
        </draw:line>
        <draw:frame draw:style-name="gr71" draw:text-style-name="P12" xml:id="id15" draw:id="id15" draw:layer="layout" svg:width="5.08cm" svg:height="1.427cm" svg:x="10.525cm" svg:y="14.335cm">
          <draw:text-box>
            <text:p text:style-name="P7"><text:span text:style-name="T1">Radar, Inertial Sensing Modules</text:span></text:p>
          </draw:text-box>
        </draw:frame>
        <draw:frame draw:style-name="gr72" draw:text-style-name="P12" xml:id="id18" draw:id="id18" draw:layer="layout" svg:width="5.715cm" svg:height="2.222cm" svg:x="1.952cm" svg:y="12.468cm">
          <draw:text-box>
            <text:p text:style-name="P7"><text:span text:style-name="T1">RCS, Propulsion, Propellant, Landing Gear Modules</text:span></text:p>
          </draw:text-box>
          <draw:glue-point draw:id="4" svg:x="2.223cm" svg:y="-5cm"/>
        </draw:frame>
        <draw:frame draw:style-name="gr73" draw:text-style-name="P11" xml:id="id23" draw:id="id23" draw:layer="layout" svg:width="7.302cm" svg:height="2.015cm" svg:x="1.635cm" svg:y="18.352cm">
          <draw:text-box>
            <text:p text:style-name="P1"><text:span text:style-name="T3">Process autopilot button presses to set autopilot operating mode.</text:span></text:p>
          </draw:text-box>
        </draw:frame>
        <draw:frame draw:style-name="gr74" draw:text-style-name="P11" xml:id="id16" draw:id="id16" draw:layer="layout" svg:width="6.032cm" svg:height="0.839cm" svg:x="2.587cm" svg:y="16.875cm">
          <draw:text-box>
            <text:p text:style-name="P1"><text:span text:style-name="T3">Autopilot control loops</text:span></text:p>
          </draw:text-box>
        </draw:frame>
        <draw:frame draw:style-name="gr75" draw:text-style-name="P2" draw:layer="layout" svg:width="9.208cm" svg:height="4.716cm" svg:x="0.682cm" svg:y="16.557cm">
          <draw:text-box>
            <text:p text:style-name="P1"><text:span text:style-name="T1"><text:s text:c="10"/>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/></text:p>
            <text:p text:style-name="P1"><text:span text:style-name="T2">flight_computer.gd</text:span></text:p>
          </draw:text-box>
        </draw:frame>
        <draw:connector draw:style-name="gr76" draw:text-style-name="P16" draw:layer="layout" svg:x1="10.525cm" svg:y1="15.048cm" svg:x2="5.603cm" svg:y2="16.875cm" draw:start-shape="id15" draw:start-glue-point="3" draw:end-shape="id16" draw:end-glue-point="0" svg:d="M10525 15048h-4922v1827" svg:viewBox="0 0 4923 1828">
          <text:p text:style-name="P7"><text:span text:style-name="T6"/></text:p>
        </draw:connector>
        <draw:connector draw:style-name="gr77" draw:text-style-name="P16" draw:layer="layout" draw:line-skew="0.159cm" svg:x1="16.874cm" svg:y1="15.208cm" svg:x2="15.605cm" svg:y2="15.048cm" draw:start-shape="id17" draw:start-glue-point="3" draw:end-shape="id15" draw:end-glue-point="1" svg:d="M16874 15208h-475v-160h-794" svg:viewBox="0 0 1270 161">
          <text:p/>
        </draw:connector>
        <draw:connector draw:style-name="gr78" draw:text-style-name="P16" draw:layer="layout" draw:line-skew="3.652cm" svg:x1="7.667cm" svg:y1="13.579cm" svg:x2="16.874cm" svg:y2="13.58cm" draw:start-shape="id18" draw:start-glue-point="1" draw:end-shape="id19" draw:end-glue-point="3" svg:d="M7667 13579h8256v1h951" svg:viewBox="0 0 9208 2">
          <text:p text:style-name="P7"><text:span text:style-name="T7">32,64-bit floats</text:span></text:p>
        </draw:connector>
        <draw:connector draw:style-name="gr78" draw:text-style-name="P16" draw:layer="layout" svg:x1="2.587cm" svg:y1="17.294cm" svg:x2="1.952cm" svg:y2="13.579cm" draw:start-shape="id16" draw:start-glue-point="3" draw:end-shape="id18" draw:end-glue-point="3" svg:d="M2587 17294h-1161v-3715h526" svg:viewBox="0 0 1162 3716">
          <text:p text:style-name="P7"><text:span text:style-name="T6"/></text:p>
        </draw:connector>
        <draw:connector draw:style-name="gr79" draw:text-style-name="P16" draw:layer="layout" draw:line-skew="0.317cm" svg:x1="16.875cm" svg:y1="11.291cm" svg:x2="14.818cm" svg:y2="12.157cm" draw:start-shape="id20" draw:start-glue-point="3" draw:end-shape="id21" draw:end-glue-point="1" svg:d="M16875 11291h-711v866h-1346" svg:viewBox="0 0 2058 867">
          <text:p/>
        </draw:connector>
        <draw:frame draw:style-name="gr80" draw:text-style-name="P12" xml:id="id24" draw:id="id24" draw:layer="layout" svg:width="4.762cm" svg:height="1.427cm" svg:x="11.477cm" svg:y="16.557cm">
          <draw:text-box>
            <text:p text:style-name="P7"><text:span text:style-name="T3">JOYSTICK + </text:span></text:p>
            <text:p text:style-name="P7"><text:span text:style-name="T3">THROTTLE</text:span></text:p>
          </draw:text-box>
        </draw:frame>
        <draw:connector draw:style-name="gr81" draw:text-style-name="P16" draw:layer="layout" draw:type="lines" svg:x1="12.43cm" svg:y1="19.343cm" svg:x2="8.937cm" svg:y2="19.359cm" draw:start-shape="id22" draw:start-glue-point="3" draw:end-shape="id23" draw:end-glue-point="1" svg:d="M12430 19343h-526l-2441 16h-526" svg:viewBox="0 0 3494 17">
          <text:p/>
        </draw:connector>
        <draw:connector draw:style-name="gr82" draw:text-style-name="P16" draw:layer="layout" draw:type="lines" svg:x1="11.477cm" svg:y1="17.27cm" svg:x2="8.619cm" svg:y2="17.294cm" draw:start-shape="id24" draw:start-glue-point="3" draw:end-shape="id16" draw:end-glue-point="1" svg:d="M11477 17270h-526l-1806 24h-526" svg:viewBox="0 0 2859 25">
          <text:p/>
        </draw:connector>
        <draw:connector draw:style-name="gr83" draw:text-style-name="P16" draw:layer="layout" draw:type="lines" svg:x1="21.796cm" svg:y1="17.827cm" svg:x2="21.805cm" svg:y2="18.662cm" draw:start-shape="id25" draw:start-glue-point="2" draw:end-shape="id26" draw:end-glue-point="0" svg:d="M21796 17827v526l9-217v526" svg:viewBox="0 0 10 836">
          <text:p/>
        </draw:connector>
        <draw:connector draw:style-name="gr84" draw:text-style-name="P16" draw:layer="layout" svg:x1="4.809cm" svg:y1="5.379cm" svg:x2="4.811cm" svg:y2="6.08cm" draw:start-shape="id27" draw:start-glue-point="2" draw:end-shape="id28" draw:end-glue-point="4" svg:d="M4809 5379v350h2v351" svg:viewBox="0 0 3 702">
          <text:p/>
        </draw:connector>
        <draw:frame draw:style-name="gr85" draw:text-style-name="P2" xml:id="id29" draw:id="id29" draw:layer="layout" svg:width="6.667cm" svg:height="3.492cm" svg:x="8.62cm" svg:y="7.35cm">
          <draw:text-box>
            <text:p text:style-name="P1"><text:span text:style-name="T2">fms_terminal.gd</text:span><text:span text:style-name="T1"> </text:span></text:p>
            <text:list text:style-name="L1">
              <text:list-item>
                <text:p text:style-name="P3"><text:span text:style-name="T1">Keypad UI</text:span></text:p>
              </text:list-item>
              <text:list-item>
                <text:p text:style-name="P3"><text:span text:style-name="T1">Spacecraft diagnostics</text:span></text:p>
              </text:list-item>
              <text:list-item>
                <text:p text:style-name="P3"><text:span text:style-name="T1">Pad comms</text:span></text:p>
              </text:list-item>
              <text:list-item>
                <text:p text:style-name="P3"><text:span text:style-name="T1">Chronometer</text:span></text:p>
              </text:list-item>
            </text:list>
          </draw:text-box>
        </draw:frame>
        <draw:connector draw:style-name="gr86" draw:text-style-name="P16" draw:layer="layout" svg:x1="11.953cm" svg:y1="7.35cm" svg:x2="7.51cm" svg:y2="7.033cm" draw:start-shape="id29" draw:start-glue-point="0" draw:end-shape="id28" draw:end-glue-point="7" svg:d="M11953 7350v-526h-3887v209h-556" svg:viewBox="0 0 4444 527">
          <text:p/>
        </draw:connector>
        <draw:connector draw:style-name="gr86" draw:text-style-name="P16" draw:layer="layout" svg:x1="4.809cm" svg:y1="12.468cm" svg:x2="4.811cm" svg:y2="7.835cm" draw:start-shape="id18" draw:start-glue-point="0" draw:end-shape="id28" draw:end-glue-point="6" svg:d="M4809 12468v-2245h2v-2388" svg:viewBox="0 0 3 4634">
          <text:p/>
        </draw:connector>
        <draw:connector draw:style-name="gr86" draw:text-style-name="P16" draw:layer="layout" svg:x1="6.079cm" svg:y1="12.468cm" svg:x2="8.62cm" svg:y2="9.096cm" draw:start-shape="id18" draw:start-glue-point="4" draw:end-shape="id29" draw:end-glue-point="3" svg:d="M6079 12468v-3372h2541" svg:viewBox="0 0 2542 3373">
          <text:p/>
        </draw:connector>
        <draw:connector draw:style-name="gr87" draw:text-style-name="P16" draw:layer="layout" svg:x1="11.96cm" svg:y1="11.701cm" svg:x2="11.953cm" svg:y2="10.842cm" draw:start-shape="id21" draw:start-glue-point="0" draw:end-shape="id29" draw:end-glue-point="2" svg:d="M11960 11701v-429h-7v-430" svg:viewBox="0 0 8 860">
          <text:p/>
        </draw:connector>
        <draw:frame draw:style-name="gr88" draw:text-style-name="P2" draw:layer="layout" svg:width="12.382cm" svg:height="3.095cm" svg:x="14.97cm" svg:y="1.317cm">
          <draw:text-box>
            <text:p text:style-name="P1">Architecture: Tungsten Moon </text:p>
            <text:p text:style-name="P1">(incl. Demo) (June 2025) </text:p>
            <text:p text:style-name="P1">Note: autopilot and fms have no direct connection with internal physics</text:p>
          </draw:text-box>
        </draw:frame>
        <draw:frame draw:style-name="gr89" draw:text-style-name="P14" draw:layer="layout" svg:width="2.027cm" svg:height="1.787cm" svg:x="1.513cm" svg:y="14.77cm">
          <draw:text-box>
            <text:p text:style-name="P13"><text:span text:style-name="T6">8,16-bit</text:span></text:p>
            <text:p text:style-name="P13"><text:span text:style-name="T6">integer</text:span></text:p>
            <text:p text:style-name="P13"><text:span text:style-name="T6">data</text:span></text:p>
          </draw:text-box>
        </draw:frame>
        <draw:frame draw:style-name="gr90" draw:text-style-name="P14" draw:layer="layout" svg:width="2.98cm" svg:height="1.47cm" svg:x="6.91cm" svg:y="14.97cm">
          <draw:text-box>
            <text:p text:style-name="P13"><text:span text:style-name="T6">8,16-bit</text:span></text:p>
            <text:p text:style-name="P13"><text:span text:style-name="T6">Integer data</text:span></text:p>
          </draw:text-box>
        </draw:frame>
        <draw:frame draw:style-name="gr91" draw:text-style-name="P14" draw:layer="layout" svg:width="2.98cm" svg:height="1.47cm" svg:x="9.767cm" svg:y="17.827cm">
          <draw:text-box>
            <text:p text:style-name="P13"><text:span text:style-name="T6">8,16-bit</text:span></text:p>
            <text:p text:style-name="P13"><text:span text:style-name="T6">Integer data</text:span></text:p>
          </draw:text-box>
        </draw:frame>
        <draw:frame draw:style-name="gr92" draw:text-style-name="P14" draw:layer="layout" svg:width="5.398cm" svg:height="0.835cm" svg:x="7.35cm" svg:y="10.842cm">
          <draw:text-box>
            <text:p text:style-name="P13"><text:span text:style-name="T6">8,16-bit integer data</text:span></text:p>
          </draw:text-box>
        </draw:frame>
        <draw:frame draw:style-name="gr93" draw:text-style-name="P14" draw:layer="layout" svg:width="5.398cm" svg:height="0.835cm" svg:x="8.619cm" svg:y="6.08cm">
          <draw:text-box>
            <text:p text:style-name="P13"><text:span text:style-name="T6">8,16-bit integer data</text:span></text:p>
          </draw:text-box>
        </draw:frame>
        <draw:frame draw:style-name="gr94" draw:text-style-name="P14" draw:layer="layout" svg:width="2.223cm" svg:height="1.787cm" svg:x="6.079cm" svg:y="9.055cm">
          <draw:text-box>
            <text:p text:style-name="P13"><text:span text:style-name="T6">8,16-bit </text:span></text:p>
            <text:p text:style-name="P13"><text:span text:style-name="T6">integer </text:span></text:p>
            <text:p text:style-name="P13"><text:span text:style-name="T6">data</text:span></text:p>
          </draw:text-box>
        </draw:frame>
      </draw:page>
      <draw:page draw:name="page4" draw:style-name="dp1" draw:master-page-name="Default">
        <draw:frame draw:style-name="gr53" draw:text-style-name="P2" draw:layer="layout" svg:width="13.776cm" svg:height="2.015cm" svg:x="0.559cm" svg:y="1.342cm">
          <draw:text-box>
            <text:p text:style-name="P1"><text:span text:style-name="T1">Main Level (</text:span><text:span text:style-name="T2">moonspace.gd</text:span><text:span text:style-name="T1">)</text:span></text:p>
            <text:list text:style-name="L1">
              <text:list-item>
                <text:p text:style-name="P3"><text:span text:style-name="T1">Keeps master clock</text:span></text:p>
              </text:list-item>
              <text:list-item>
                <text:p text:style-name="P3"><text:span text:style-name="T1">Updates moon/sun/planet position according to clock</text:span></text:p>
              </text:list-item>
            </text:list>
          </draw:text-box>
        </draw:frame>
        <draw:frame draw:style-name="gr54" draw:text-style-name="P2" xml:id="id38" draw:id="id38" draw:layer="layout" svg:width="5.216cm" svg:height="2.758cm" svg:x="19.197cm" svg:y="14.262cm">
          <draw:text-box>
            <text:p text:style-name="P1"><text:span text:style-name="T2">smart_moon.gd</text:span><text:span text:style-name="T1"> </text:span></text:p>
            <text:list text:style-name="L1">
              <text:list-item>
                <text:p text:style-name="P3"><text:span text:style-name="T1">Mesh generation</text:span></text:p>
              </text:list-item>
              <text:list-item>
                <text:p text:style-name="P3"><text:span text:style-name="T1">Dynamic positioning</text:span></text:p>
              </text:list-item>
            </text:list>
          </draw:text-box>
        </draw:frame>
        <draw:frame draw:style-name="gr55" draw:text-style-name="P2" xml:id="id39" draw:id="id39" draw:layer="layout" svg:width="8.255cm" svg:height="1.587cm" svg:x="0.682cm" svg:y="3.792cm">
          <draw:text-box>
            <text:p text:style-name="P1"><text:span text:style-name="T2">terrain_objects.gd</text:span><text:span text:style-name="T1"> </text:span></text:p>
            <text:list text:style-name="L1">
              <text:list-item>
                <text:p text:style-name="P3"><text:span text:style-name="T1">Maintains landing pad list.</text:span></text:p>
              </text:list-item>
            </text:list>
          </draw:text-box>
        </draw:frame>
        <draw:custom-shape draw:style-name="gr56" draw:text-style-name="P15" xml:id="id40" draw:id="id40" draw:layer="layout" svg:width="5.398cm" svg:height="1.905cm" svg:x="2.112cm" svg:y="6.08cm">
          <draw:glue-point draw:id="8" svg:x="-2.943cm" svg:y="5.002cm"/>
          <text:p text:style-name="P7"><text:span text:style-name="T1">Landing pad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7" draw:text-style-name="P10" draw:layer="layout" svg:width="11.113cm" svg:height="9.4cm" svg:x="16.557cm" svg:y="4.345cm">
          <text:p/>
          <draw:enhanced-geometry svg:viewBox="0 0 21600 21600" draw:type="rectangle" draw:enhanced-path="M 0 0 L 21600 0 21600 21600 0 21600 0 0 Z N"/>
        </draw:custom-shape>
        <draw:frame draw:style-name="gr58" draw:text-style-name="P2" draw:layer="layout" svg:width="4.128cm" svg:height="0.952cm" svg:x="19.732cm" svg:y="4.345cm">
          <draw:text-box>
            <text:p text:style-name="P1"><text:span text:style-name="T2">spacecraft.gd</text:span></text:p>
          </draw:text-box>
        </draw:frame>
        <draw:frame draw:style-name="gr95" draw:text-style-name="P11" draw:layer="layout" svg:width="9.843cm" svg:height="1.587cm" svg:x="17.414cm" svg:y="5.198cm">
          <draw:text-box>
            <text:list text:style-name="L1">
              <text:list-item>
                <text:p text:style-name="P1"><text:span text:style-name="T1">Generate</text:span><text:span text:style-name="T3"> spacecraft mesh at startup</text:span></text:p>
              </text:list-item>
              <text:list-item>
                <text:p text:style-name="P1"><text:span text:style-name="T3">Hold </text:span><text:span text:style-name="T1">spacecraft</text:span><text:span text:style-name="T3"> state variables</text:span></text:p>
              </text:list-item>
            </text:list>
          </draw:text-box>
        </draw:frame>
        <draw:line draw:style-name="gr60" draw:text-style-name="P16" draw:layer="layout" svg:x1="21.637cm" svg:y1="8.308cm" svg:x2="21.637cm" svg:y2="8.665cm">
          <text:p/>
        </draw:line>
        <draw:frame draw:style-name="gr96" draw:text-style-name="P11" xml:id="id30" draw:id="id30" draw:layer="layout" svg:width="9.843cm" svg:height="1.427cm" svg:x="16.874cm" svg:y="10.252cm">
          <draw:text-box>
            <text:p text:style-name="P1"><text:span text:style-name="T3">Update spacecraft logical position (64-bit float), velocities (angular and linear)</text:span><text:span text:style-name="T4">.</text:span></text:p>
          </draw:text-box>
        </draw:frame>
        <draw:frame draw:style-name="gr97" draw:text-style-name="P11" xml:id="id37" draw:id="id37" draw:layer="layout" svg:width="9.843cm" svg:height="1.427cm" svg:x="16.875cm" svg:y="12cm">
          <draw:text-box>
            <text:p text:style-name="P1"><text:span text:style-name="T3">Use logical position to update the moon’s </text:span><text:span text:style-name="T5">physical</text:span><text:span text:style-name="T4"> position (64-bit float).</text:span></text:p>
          </draw:text-box>
        </draw:frame>
        <draw:frame draw:style-name="gr98" draw:text-style-name="P11" xml:id="id33" draw:id="id33" draw:layer="layout" svg:width="9.843cm" svg:height="1.031cm" svg:x="16.875cm" svg:y="8.665cm">
          <draw:text-box>
            <text:p text:style-name="P1"><text:span text:style-name="T3">Process external torques and forces.</text:span></text:p>
          </draw:text-box>
        </draw:frame>
        <draw:frame draw:style-name="gr99" draw:text-style-name="P11" xml:id="id42" draw:id="id42" draw:layer="layout" svg:width="5.08cm" svg:height="0.913cm" svg:x="19.097cm" svg:y="7.395cm">
          <draw:text-box>
            <text:p text:style-name="P1"><text:span text:style-name="T3">PHYSICS LOOP</text:span></text:p>
          </draw:text-box>
        </draw:frame>
        <draw:frame draw:style-name="gr100" draw:text-style-name="P12" xml:id="id34" draw:id="id34" draw:layer="layout" svg:width="5.715cm" svg:height="0.892cm" svg:x="0.365cm" svg:y="17.51cm">
          <draw:text-box>
            <text:p text:style-name="P7"><text:span text:style-name="T1">COCKPIT</text:span><text:span text:style-name="T3"> BUTTONS</text:span></text:p>
          </draw:text-box>
        </draw:frame>
        <draw:frame draw:style-name="gr101" draw:text-style-name="P12" xml:id="id41" draw:id="id41" draw:layer="layout" svg:width="5.715cm" svg:height="0.913cm" svg:x="0.365cm" svg:y="20.089cm">
          <draw:text-box>
            <text:p text:style-name="P7"><text:span text:style-name="T1">DISPLAYS</text:span></text:p>
          </draw:text-box>
        </draw:frame>
        <draw:line draw:style-name="gr70" draw:text-style-name="P16" draw:layer="layout" svg:x1="21.637cm" svg:y1="6.785cm" svg:x2="21.637cm" svg:y2="7.42cm">
          <text:p/>
        </draw:line>
        <draw:frame draw:style-name="gr102" draw:text-style-name="P12" xml:id="id31" draw:id="id31" draw:layer="layout" svg:width="5.08cm" svg:height="1.427cm" svg:x="9.572cm" svg:y="8.937cm">
          <draw:text-box>
            <text:p text:style-name="P7"><text:span text:style-name="T1">Radar, Inertial Sensing Modules</text:span></text:p>
          </draw:text-box>
          <draw:glue-point draw:id="4" svg:x="2.5cm" svg:y="5.185cm"/>
        </draw:frame>
        <draw:frame draw:style-name="gr103" draw:text-style-name="P12" xml:id="id32" draw:id="id32" draw:layer="layout" svg:width="5.715cm" svg:height="2.222cm" svg:x="9.572cm" svg:y="6.398cm">
          <draw:text-box>
            <text:p text:style-name="P7"><text:span text:style-name="T1">RCS, Propulsion, Propellant, Landing Gear Modules</text:span></text:p>
          </draw:text-box>
          <draw:glue-point draw:id="4" svg:x="2.223cm" svg:y="-5cm"/>
          <draw:glue-point draw:id="5" svg:x="-4.999cm" svg:y="2.142cm"/>
        </draw:frame>
        <draw:connector draw:style-name="gr77" draw:text-style-name="P16" draw:layer="layout" draw:line-skew="0.159cm" svg:x1="16.874cm" svg:y1="10.965cm" svg:x2="14.652cm" svg:y2="9.65cm" draw:start-shape="id30" draw:start-glue-point="3" draw:end-shape="id31" draw:end-glue-point="1" svg:d="M16874 10965h-952v-1315h-1270" svg:viewBox="0 0 2223 1316">
          <text:p/>
        </draw:connector>
        <draw:connector draw:style-name="gr77" draw:text-style-name="P16" draw:layer="layout" svg:x1="15.287cm" svg:y1="7.509cm" svg:x2="16.875cm" svg:y2="9.18cm" draw:start-shape="id32" draw:start-glue-point="1" draw:end-shape="id33" draw:end-glue-point="3" svg:d="M15287 7509h794v1671h794" svg:viewBox="0 0 1589 1672">
          <text:p/>
        </draw:connector>
        <draw:frame draw:style-name="gr104" draw:text-style-name="P12" xml:id="id36" draw:id="id36" draw:layer="layout" svg:width="4.762cm" svg:height="1.427cm" svg:x="0.365cm" svg:y="14.97cm">
          <draw:text-box>
            <text:p text:style-name="P7"><text:span text:style-name="T3">JOYSTICK + </text:span></text:p>
            <text:p text:style-name="P7"><text:span text:style-name="T3">THROTTLE</text:span></text:p>
          </draw:text-box>
        </draw:frame>
        <draw:connector draw:style-name="gr81" draw:text-style-name="P16" draw:layer="layout" draw:type="lines" svg:x1="6.08cm" svg:y1="17.956cm" svg:x2="8.303cm" svg:y2="17.926cm" draw:start-shape="id34" draw:start-glue-point="1" draw:end-shape="id35" draw:end-glue-point="6" svg:d="M6080 17956h526l1170-30h527" svg:viewBox="0 0 2224 31">
          <text:p/>
        </draw:connector>
        <draw:connector draw:style-name="gr82" draw:text-style-name="P16" draw:layer="layout" draw:type="lines" svg:x1="5.127cm" svg:y1="15.683cm" svg:x2="8.302cm" svg:y2="15.742cm" draw:start-shape="id36" draw:start-glue-point="1" draw:end-shape="id35" draw:end-glue-point="3" svg:d="M5127 15683h526l2123 59h526" svg:viewBox="0 0 3176 60">
          <text:p/>
        </draw:connector>
        <draw:connector draw:style-name="gr83" draw:text-style-name="P16" draw:layer="layout" draw:type="lines" svg:x1="21.796cm" svg:y1="13.427cm" svg:x2="21.805cm" svg:y2="14.262cm" draw:start-shape="id37" draw:start-glue-point="2" draw:end-shape="id38" draw:end-glue-point="0" svg:d="M21796 13427v526l9-217v526" svg:viewBox="0 0 10 836">
          <text:p/>
        </draw:connector>
        <draw:connector draw:style-name="gr84" draw:text-style-name="P16" draw:layer="layout" svg:x1="4.809cm" svg:y1="5.379cm" svg:x2="4.811cm" svg:y2="6.08cm" draw:start-shape="id39" draw:start-glue-point="2" draw:end-shape="id40" draw:end-glue-point="4" svg:d="M4809 5379v350h2v351" svg:viewBox="0 0 3 702">
          <text:p/>
        </draw:connector>
        <draw:frame draw:style-name="gr105" draw:text-style-name="P2" xml:id="id35" draw:id="id35" draw:layer="layout" svg:width="6.667cm" svg:height="7.895cm" svg:x="8.302cm" svg:y="11.795cm">
          <draw:text-box>
            <text:p text:style-name="P1"><text:span text:style-name="T2">fms_terminal.gd and</text:span></text:p>
            <text:p text:style-name="P1"><text:span text:style-name="T2">AMC Forth Computer</text:span><text:span text:style-name="T1"> </text:span></text:p>
            <text:list text:style-name="L1">
              <text:list-item>
                <text:p text:style-name="P3"><text:span text:style-name="T1">Keypad UI</text:span></text:p>
              </text:list-item>
              <text:list-item>
                <text:p text:style-name="P3"><text:span text:style-name="T1">Spacecraft diagnostics</text:span></text:p>
              </text:list-item>
              <text:list-item>
                <text:p text:style-name="P3"><text:span text:style-name="T1">Pad comms</text:span></text:p>
              </text:list-item>
              <text:list-item>
                <text:p text:style-name="P3"><text:span text:style-name="T1">Chronometer</text:span></text:p>
              </text:list-item>
              <text:list-item>
                <text:p text:style-name="P3"><text:span text:style-name="T1">Inertial navigation</text:span></text:p>
              </text:list-item>
              <text:list-item>
                <text:p text:style-name="P3"><text:span text:style-name="T1">Artificial horizon, drift display, etc. driver</text:span></text:p>
              </text:list-item>
              <text:list-item>
                <text:p text:style-name="P3"><text:span text:style-name="T1">Autopilot control loops</text:span></text:p>
              </text:list-item>
              <text:list-item>
                <text:p text:style-name="P3"><text:span text:style-name="T1">Process autopilot buttons</text:span></text:p>
              </text:list-item>
              <text:list-item>
                <text:p text:style-name="P3"><text:span text:style-name="T1">World map?</text:span></text:p>
              </text:list-item>
            </text:list>
          </draw:text-box>
          <draw:glue-point draw:id="4" svg:x="2.62cm" svg:y="-5.041cm"/>
          <draw:glue-point draw:id="5" svg:x="-4.999cm" svg:y="-3.696cm"/>
          <draw:glue-point draw:id="6" svg:x="-4.999cm" svg:y="2.767cm"/>
          <draw:glue-point draw:id="7" svg:x="-4.999cm" svg:y="-1.958cm"/>
          <draw:glue-point draw:id="8" svg:x="-4.999cm" svg:y="-2.586cm"/>
        </draw:frame>
        <draw:connector draw:style-name="gr86" draw:text-style-name="P16" draw:layer="layout" svg:x1="9.572cm" svg:y1="7.509cm" svg:x2="7.51cm" svg:y2="7.033cm" draw:start-shape="id32" draw:start-glue-point="3" draw:end-shape="id40" draw:end-glue-point="7" svg:d="M9572 7509h-1030v-476h-1032" svg:viewBox="0 0 2063 477">
          <text:p/>
        </draw:connector>
        <draw:connector draw:style-name="gr106" draw:text-style-name="P18" draw:layer="layout" draw:line-skew="-1.061cm" svg:x1="9.573cm" svg:y1="7.984cm" svg:x2="8.303cm" svg:y2="12.825cm" draw:start-shape="id32" draw:start-glue-point="5" draw:end-shape="id35" draw:end-glue-point="5" svg:d="M9573 7984h-2858v4841h1588" svg:viewBox="0 0 2859 4842">
          <text:p text:style-name="P17"><text:span text:style-name="T6">8,16-bit</text:span></text:p>
          <text:p text:style-name="P17"><text:span text:style-name="T6">integer</text:span></text:p>
          <text:p text:style-name="P17"><text:span text:style-name="T6">data</text:span></text:p>
        </draw:connector>
        <draw:connector draw:style-name="gr87" draw:text-style-name="P16" draw:layer="layout" svg:x1="6.08cm" svg:y1="20.545cm" svg:x2="11.635cm" svg:y2="19.69cm" draw:start-shape="id41" draw:start-glue-point="1" draw:end-shape="id35" draw:end-glue-point="2" svg:d="M6080 20545h5555v-855" svg:viewBox="0 0 5556 856">
          <text:p/>
        </draw:connector>
        <draw:frame draw:style-name="gr88" draw:text-style-name="P2" draw:layer="layout" svg:width="12.382cm" svg:height="3.095cm" svg:x="14.97cm" svg:y="1.08cm">
          <draw:text-box>
            <text:p text:style-name="P1">Architecture: Tungsten Moon </text:p>
            <text:p text:style-name="P1">(incl. Demo) (GOAL 2026?) </text:p>
            <text:p text:style-name="P1">Note: autopilot and fms have no direct connection with internal physics</text:p>
          </draw:text-box>
        </draw:frame>
        <draw:connector draw:style-name="gr77" draw:text-style-name="P16" draw:layer="layout" svg:x1="26.718cm" svg:y1="12.713cm" svg:x2="24.177cm" svg:y2="7.851cm" draw:start-shape="id37" draw:start-glue-point="1" draw:end-shape="id42" draw:end-glue-point="1" svg:d="M26718 12713h526v-4862h-3067" svg:viewBox="0 0 3068 4863">
          <text:p/>
        </draw:connector>
        <draw:connector draw:style-name="gr107" draw:text-style-name="P20" draw:layer="layout" draw:line-skew="-0.188cm" svg:x1="13.381cm" svg:y1="11.795cm" svg:x2="13.382cm" svg:y2="10.364cm" draw:start-shape="id35" draw:start-glue-point="4" draw:end-shape="id31" draw:end-glue-point="4" svg:d="M13381 11795v-903h1v-528" svg:viewBox="0 0 2 1432">
          <text:p text:style-name="P19"><text:span text:style-name="T6">8,16-bit</text:span></text:p>
          <text:p text:style-name="P19"><text:span text:style-name="T6">Integer data</text:span></text:p>
        </draw:connector>
        <draw:connector draw:style-name="gr86" draw:text-style-name="P16" draw:layer="layout" svg:x1="4.811cm" svg:y1="7.835cm" svg:x2="8.303cm" svg:y2="13.701cm" draw:start-shape="id40" draw:start-glue-point="6" draw:end-shape="id35" draw:end-glue-point="8" svg:d="M4811 7835v5866h3492" svg:viewBox="0 0 3493 5867">
          <text:p/>
        </draw:connector>
        <draw:frame draw:style-name="gr108" draw:text-style-name="P2" draw:layer="layout" svg:width="9.748cm" svg:height="2.621cm" svg:x="17.192cm" svg:y="18.381cm">
          <draw:text-box>
            <text:p text:style-name="P1">Note: Forth computer s/w is open-source and modifiable by user.</text:p>
          </draw:text-box>
        </draw:frame>
        <draw:frame draw:style-name="gr109" draw:text-style-name="P12" xml:id="id43" draw:id="id43" draw:layer="layout" svg:width="2.858cm" svg:height="2.015cm" svg:x="0.682cm" svg:y="10.097cm">
          <draw:text-box>
            <text:p text:style-name="P7"><text:span text:style-name="T1">Game</text:span></text:p>
            <text:p text:style-name="P7"><text:span text:style-name="T1">Objective Manager</text:span></text:p>
          </draw:text-box>
          <draw:glue-point draw:id="4" svg:x="2.223cm" svg:y="-5cm"/>
          <draw:glue-point draw:id="5" svg:x="-4.999cm" svg:y="2.142cm"/>
          <draw:glue-point draw:id="6" svg:x="2.778cm" svg:y="5cm"/>
        </draw:frame>
        <draw:connector draw:style-name="gr86" draw:text-style-name="P16" draw:layer="layout" svg:x1="3.223cm" svg:y1="7.984cm" svg:x2="2.746cm" svg:y2="10.097cm" draw:start-shape="id40" draw:start-glue-point="8" draw:end-shape="id43" draw:end-glue-point="4" svg:d="M3223 7984v1054h-477v1059" svg:viewBox="0 0 478 2114">
          <text:p/>
        </draw:connector>
        <draw:connector draw:style-name="gr78" draw:text-style-name="P16" draw:layer="layout" svg:x1="2.904cm" svg:y1="12.111cm" svg:x2="8.303cm" svg:y2="14.197cm" draw:start-shape="id43" draw:start-glue-point="6" draw:end-shape="id35" draw:end-glue-point="7" svg:d="M2904 12111v2086h5399" svg:viewBox="0 0 5400 2087">
          <text:p text:style-name="P7"><text:span text:style-name="T6"/></text:p>
        </draw:connector>
        <draw:frame draw:style-name="gr110" draw:text-style-name="P2" draw:layer="layout" svg:width="2.196cm" svg:height="0.725cm" svg:x="0.709cm" svg:y="12.975cm">
          <draw:text-box>
            <text:p text:style-name="P1"><text:span text:style-name="T7">Ascii text</text:span></text:p>
          </draw:text-box>
        </draw:frame>
        <draw:frame draw:style-name="gr111" draw:text-style-name="P14" draw:layer="layout" svg:width="2.027cm" svg:height="1.787cm" svg:x="6.275cm" svg:y="15.922cm">
          <draw:text-box>
            <text:p text:style-name="P13"><text:span text:style-name="T6">8,16-bit</text:span></text:p>
            <text:p text:style-name="P13"><text:span text:style-name="T6">integer</text:span></text:p>
            <text:p text:style-name="P13"><text:span text:style-name="T6">data</text:span></text:p>
          </draw:text-box>
        </draw:frame>
        <draw:frame draw:style-name="gr112" draw:text-style-name="P14" draw:layer="layout" svg:width="2.027cm" svg:height="1.787cm" svg:x="6.275cm" svg:y="18.58cm">
          <draw:text-box>
            <text:p text:style-name="P13"><text:span text:style-name="T6">8,16-bit</text:span></text:p>
            <text:p text:style-name="P13"><text:span text:style-name="T6">integer</text:span></text:p>
            <text:p text:style-name="P13"><text:span text:style-name="T6">d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3465a4" draw:marker-start-width="0.279cm" draw:marker-start-center="false" draw:marker-end-width="0.279cm" draw:marker-end-center="false" draw:fill="none" draw:fill-color="#729fcf" loext:fill-use-slide-background="false" draw:textarea-horizontal-align="center" draw:textarea-vertical-align="bottom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5T15:57:50.951031500</meta:creation-date>
    <dc:date>2025-06-18T16:01:51.853460000</dc:date>
    <meta:editing-duration>PT7H35M32S</meta:editing-duration>
    <meta:editing-cycles>13</meta:editing-cycles>
    <meta:generator>LibreOffice/25.2.4.3$Windows_X86_64 LibreOffice_project/33e196637044ead23f5c3226cde09b47731f7e27</meta:generator>
    <meta:document-statistic meta:object-count="153"/>
  </office:meta>
</office:document-meta>
</file>